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91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1.339cm"/>
    </style:style>
    <style:style style:name="co7" style:family="table-column">
      <style:table-column-properties fo:break-before="auto" style:column-width="1.448cm"/>
    </style:style>
    <style:style style:name="co8" style:family="table-column">
      <style:table-column-properties fo:break-before="auto" style:column-width="1.265cm"/>
    </style:style>
    <style:style style:name="co9" style:family="table-column">
      <style:table-column-properties fo:break-before="auto" style:column-width="1.072cm"/>
    </style:style>
    <style:style style:name="co10" style:family="table-column">
      <style:table-column-properties fo:break-before="auto" style:column-width="0.762cm"/>
    </style:style>
    <style:style style:name="co11" style:family="table-column">
      <style:table-column-properties fo:break-before="auto" style:column-width="2.584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087cm"/>
    </style:style>
    <style:style style:name="co15" style:family="table-column">
      <style:table-column-properties fo:break-before="auto" style:column-width="1.332cm"/>
    </style:style>
    <style:style style:name="co16" style:family="table-column">
      <style:table-column-properties fo:break-before="auto" style:column-width="1.475cm"/>
    </style:style>
    <style:style style:name="co17" style:family="table-column">
      <style:table-column-properties fo:break-before="auto" style:column-width="1.281cm"/>
    </style:style>
    <style:style style:name="co18" style:family="table-column">
      <style:table-column-properties fo:break-before="auto" style:column-width="0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order-left="none" fo:border-right="0.002cm solid #000000" fo:border-top="none"/>
    </style:style>
    <style:style style:name="ce5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 style:data-style-name="N2"/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4" table:number-columns-repeated="8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8" table:default-cell-style-name="Default"/>
        <table:table-column table:style-name="co17" table:number-columns-repeated="2" table:default-cell-style-name="Default"/>
        <table:table-column table:style-name="co14" table:number-columns-repeated="2" table:default-cell-style-name="Default"/>
        <table:table-column table:style-name="co18" table:default-cell-style-name="Default"/>
        <table:table-row table:style-name="ro1">
          <table:table-cell table:style-name="ce1" office:value-type="string">
            <text:p>Timing results:</text:p>
          </table:table-cell>
          <table:table-cell table:style-name="ce5" office:value-type="string">
            <text:p>k-&gt;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/>
          <table:table-cell table:style-name="ce1" office:value-type="string">
            <text:p>N+1 over k-1:</text:p>
          </table:table-cell>
          <table:table-cell table:style-name="ce9" office:value-type="string">
            <text:p>k-&gt;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 table:style-name="ce2" office:value-type="string">
            <text:p>N: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9"/>
          <table:table-cell table:style-name="ce8" office:value-type="string">
            <text:p>N:</text:p>
          </table:table-cell>
          <table:table-cell office:value-type="float" office:value="2">
            <text:p>2</text:p>
          </table:table-cell>
          <table:table-cell table:formula="of:=FACT([.$Y2]+1) / (FACT([.Z$1]-1) * FACT([.$Y2]+2-[.Z$1]))" office:value-type="float" office:value="1">
            <text:p>1</text:p>
          </table:table-cell>
          <table:table-cell table:formula="of:=FACT([.$Y2]+1) / (FACT([.AA$1]-1) * FACT([.$Y2]+2-[.AA$1]))" office:value-type="float" office:value="3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9"/>
          <table:table-cell office:value-type="float" office:value="3">
            <text:p>3</text:p>
          </table:table-cell>
          <table:table-cell table:formula="of:=FACT([.$Y3]+1) / (FACT([.Z$1]-1) * FACT([.$Y3]+2-[.Z$1]))" office:value-type="float" office:value="1">
            <text:p>1</text:p>
          </table:table-cell>
          <table:table-cell table:formula="of:=FACT([.$Y3]+1) / (FACT([.AA$1]-1) * FACT([.$Y3]+2-[.AA$1]))" office:value-type="float" office:value="4">
            <text:p>4</text:p>
          </table:table-cell>
          <table:table-cell table:formula="of:=FACT([.$Y3]+1) / (FACT([.AB$1]-1) * FACT([.$Y3]+2-[.AB$1]))" office:value-type="float" office:value="6">
            <text:p>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8"/>
          <table:table-cell office:value-type="float" office:value="4">
            <text:p>4</text:p>
          </table:table-cell>
          <table:table-cell table:formula="of:=FACT([.$Y4]+1) / (FACT([.Z$1]-1) * FACT([.$Y4]+2-[.Z$1]))" office:value-type="float" office:value="1">
            <text:p>1</text:p>
          </table:table-cell>
          <table:table-cell table:formula="of:=FACT([.$Y4]+1) / (FACT([.AA$1]-1) * FACT([.$Y4]+2-[.AA$1]))" office:value-type="float" office:value="5">
            <text:p>5</text:p>
          </table:table-cell>
          <table:table-cell table:formula="of:=FACT([.$Y4]+1) / (FACT([.AB$1]-1) * FACT([.$Y4]+2-[.AB$1]))" office:value-type="float" office:value="10">
            <text:p>10</text:p>
          </table:table-cell>
          <table:table-cell table:formula="of:=FACT([.$Y4]+1) / (FACT([.AC$1]-1) * FACT([.$Y4]+2-[.AC$1]))" office:value-type="float" office:value="10">
            <text:p>1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  <table:table-cell office:value-type="float" office:value="5">
            <text:p>5</text:p>
          </table:table-cell>
          <table:table-cell table:formula="of:=FACT([.$Y5]+1) / (FACT([.Z$1]-1) * FACT([.$Y5]+2-[.Z$1]))" office:value-type="float" office:value="1">
            <text:p>1</text:p>
          </table:table-cell>
          <table:table-cell table:formula="of:=FACT([.$Y5]+1) / (FACT([.AA$1]-1) * FACT([.$Y5]+2-[.AA$1]))" office:value-type="float" office:value="6">
            <text:p>6</text:p>
          </table:table-cell>
          <table:table-cell table:formula="of:=FACT([.$Y5]+1) / (FACT([.AB$1]-1) * FACT([.$Y5]+2-[.AB$1]))" office:value-type="float" office:value="15">
            <text:p>15</text:p>
          </table:table-cell>
          <table:table-cell table:formula="of:=FACT([.$Y5]+1) / (FACT([.AC$1]-1) * FACT([.$Y5]+2-[.AC$1]))" office:value-type="float" office:value="20">
            <text:p>20</text:p>
          </table:table-cell>
          <table:table-cell table:formula="of:=FACT([.$Y5]+1) / (FACT([.AD$1]-1) * FACT([.$Y5]+2-[.AD$1]))" office:value-type="float" office:value="15">
            <text:p>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"/>
          <table:table-cell office:value-type="float" office:value="6">
            <text:p>6</text:p>
          </table:table-cell>
          <table:table-cell table:formula="of:=FACT([.$Y6]+1) / (FACT([.Z$1]-1) * FACT([.$Y6]+2-[.Z$1]))" office:value-type="float" office:value="1">
            <text:p>1</text:p>
          </table:table-cell>
          <table:table-cell table:formula="of:=FACT([.$Y6]+1) / (FACT([.AA$1]-1) * FACT([.$Y6]+2-[.AA$1]))" office:value-type="float" office:value="7">
            <text:p>7</text:p>
          </table:table-cell>
          <table:table-cell table:formula="of:=FACT([.$Y6]+1) / (FACT([.AB$1]-1) * FACT([.$Y6]+2-[.AB$1]))" office:value-type="float" office:value="21">
            <text:p>21</text:p>
          </table:table-cell>
          <table:table-cell table:formula="of:=FACT([.$Y6]+1) / (FACT([.AC$1]-1) * FACT([.$Y6]+2-[.AC$1]))" office:value-type="float" office:value="35">
            <text:p>35</text:p>
          </table:table-cell>
          <table:table-cell table:formula="of:=FACT([.$Y6]+1) / (FACT([.AD$1]-1) * FACT([.$Y6]+2-[.AD$1]))" office:value-type="float" office:value="35">
            <text:p>35</text:p>
          </table:table-cell>
          <table:table-cell table:formula="of:=FACT([.$Y6]+1) / (FACT([.AE$1]-1) * FACT([.$Y6]+2-[.AE$1]))" office:value-type="float" office:value="21">
            <text:p>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5"/>
          <table:table-cell office:value-type="float" office:value="7">
            <text:p>7</text:p>
          </table:table-cell>
          <table:table-cell table:formula="of:=FACT([.$Y7]+1) / (FACT([.Z$1]-1) * FACT([.$Y7]+2-[.Z$1]))" office:value-type="float" office:value="1">
            <text:p>1</text:p>
          </table:table-cell>
          <table:table-cell table:formula="of:=FACT([.$Y7]+1) / (FACT([.AA$1]-1) * FACT([.$Y7]+2-[.AA$1]))" office:value-type="float" office:value="8">
            <text:p>8</text:p>
          </table:table-cell>
          <table:table-cell table:formula="of:=FACT([.$Y7]+1) / (FACT([.AB$1]-1) * FACT([.$Y7]+2-[.AB$1]))" office:value-type="float" office:value="28">
            <text:p>28</text:p>
          </table:table-cell>
          <table:table-cell table:formula="of:=FACT([.$Y7]+1) / (FACT([.AC$1]-1) * FACT([.$Y7]+2-[.AC$1]))" office:value-type="float" office:value="56">
            <text:p>56</text:p>
          </table:table-cell>
          <table:table-cell table:formula="of:=FACT([.$Y7]+1) / (FACT([.AD$1]-1) * FACT([.$Y7]+2-[.AD$1]))" office:value-type="float" office:value="70">
            <text:p>70</text:p>
          </table:table-cell>
          <table:table-cell table:formula="of:=FACT([.$Y7]+1) / (FACT([.AE$1]-1) * FACT([.$Y7]+2-[.AE$1]))" office:value-type="float" office:value="56">
            <text:p>56</text:p>
          </table:table-cell>
          <table:table-cell table:formula="of:=FACT([.$Y7]+1) / (FACT([.AF$1]-1) * FACT([.$Y7]+2-[.AF$1]))" office:value-type="float" office:value="28">
            <text:p>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4"/>
          <table:table-cell office:value-type="float" office:value="8">
            <text:p>8</text:p>
          </table:table-cell>
          <table:table-cell table:formula="of:=FACT([.$Y8]+1) / (FACT([.Z$1]-1) * FACT([.$Y8]+2-[.Z$1]))" office:value-type="float" office:value="1">
            <text:p>1</text:p>
          </table:table-cell>
          <table:table-cell table:formula="of:=FACT([.$Y8]+1) / (FACT([.AA$1]-1) * FACT([.$Y8]+2-[.AA$1]))" office:value-type="float" office:value="9">
            <text:p>9</text:p>
          </table:table-cell>
          <table:table-cell table:formula="of:=FACT([.$Y8]+1) / (FACT([.AB$1]-1) * FACT([.$Y8]+2-[.AB$1]))" office:value-type="float" office:value="36">
            <text:p>36</text:p>
          </table:table-cell>
          <table:table-cell table:formula="of:=FACT([.$Y8]+1) / (FACT([.AC$1]-1) * FACT([.$Y8]+2-[.AC$1]))" office:value-type="float" office:value="84">
            <text:p>84</text:p>
          </table:table-cell>
          <table:table-cell table:formula="of:=FACT([.$Y8]+1) / (FACT([.AD$1]-1) * FACT([.$Y8]+2-[.AD$1]))" office:value-type="float" office:value="126">
            <text:p>126</text:p>
          </table:table-cell>
          <table:table-cell table:formula="of:=FACT([.$Y8]+1) / (FACT([.AE$1]-1) * FACT([.$Y8]+2-[.AE$1]))" office:value-type="float" office:value="126">
            <text:p>126</text:p>
          </table:table-cell>
          <table:table-cell table:formula="of:=FACT([.$Y8]+1) / (FACT([.AF$1]-1) * FACT([.$Y8]+2-[.AF$1]))" office:value-type="float" office:value="84">
            <text:p>84</text:p>
          </table:table-cell>
          <table:table-cell table:formula="of:=FACT([.$Y8]+1) / (FACT([.AG$1]-1) * FACT([.$Y8]+2-[.AG$1]))" office:value-type="float" office:value="36">
            <text:p>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9">
            <text:p>9</text:p>
          </table:table-cell>
          <table:table-cell table:formula="of:=FACT([.$Y9]+1) / (FACT([.Z$1]-1) * FACT([.$Y9]+2-[.Z$1]))" office:value-type="float" office:value="1">
            <text:p>1</text:p>
          </table:table-cell>
          <table:table-cell table:formula="of:=FACT([.$Y9]+1) / (FACT([.AA$1]-1) * FACT([.$Y9]+2-[.AA$1]))" office:value-type="float" office:value="10">
            <text:p>10</text:p>
          </table:table-cell>
          <table:table-cell table:formula="of:=FACT([.$Y9]+1) / (FACT([.AB$1]-1) * FACT([.$Y9]+2-[.AB$1]))" office:value-type="float" office:value="45">
            <text:p>45</text:p>
          </table:table-cell>
          <table:table-cell table:formula="of:=FACT([.$Y9]+1) / (FACT([.AC$1]-1) * FACT([.$Y9]+2-[.AC$1]))" office:value-type="float" office:value="120">
            <text:p>120</text:p>
          </table:table-cell>
          <table:table-cell table:formula="of:=FACT([.$Y9]+1) / (FACT([.AD$1]-1) * FACT([.$Y9]+2-[.AD$1]))" office:value-type="float" office:value="210">
            <text:p>210</text:p>
          </table:table-cell>
          <table:table-cell table:formula="of:=FACT([.$Y9]+1) / (FACT([.AE$1]-1) * FACT([.$Y9]+2-[.AE$1]))" office:value-type="float" office:value="252">
            <text:p>252</text:p>
          </table:table-cell>
          <table:table-cell table:formula="of:=FACT([.$Y9]+1) / (FACT([.AF$1]-1) * FACT([.$Y9]+2-[.AF$1]))" office:value-type="float" office:value="210">
            <text:p>210</text:p>
          </table:table-cell>
          <table:table-cell table:formula="of:=FACT([.$Y9]+1) / (FACT([.AG$1]-1) * FACT([.$Y9]+2-[.AG$1]))" office:value-type="float" office:value="120">
            <text:p>120</text:p>
          </table:table-cell>
          <table:table-cell table:formula="of:=FACT([.$Y9]+1) / (FACT([.AH$1]-1) * FACT([.$Y9]+2-[.AH$1]))" office:value-type="float" office:value="45">
            <text:p>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10">
            <text:p>10</text:p>
          </table:table-cell>
          <table:table-cell table:formula="of:=FACT([.$Y10]+1) / (FACT([.Z$1]-1) * FACT([.$Y10]+2-[.Z$1]))" office:value-type="float" office:value="1">
            <text:p>1</text:p>
          </table:table-cell>
          <table:table-cell table:formula="of:=FACT([.$Y10]+1) / (FACT([.AA$1]-1) * FACT([.$Y10]+2-[.AA$1]))" office:value-type="float" office:value="11">
            <text:p>11</text:p>
          </table:table-cell>
          <table:table-cell table:formula="of:=FACT([.$Y10]+1) / (FACT([.AB$1]-1) * FACT([.$Y10]+2-[.AB$1]))" office:value-type="float" office:value="55">
            <text:p>55</text:p>
          </table:table-cell>
          <table:table-cell table:formula="of:=FACT([.$Y10]+1) / (FACT([.AC$1]-1) * FACT([.$Y10]+2-[.AC$1]))" office:value-type="float" office:value="165">
            <text:p>165</text:p>
          </table:table-cell>
          <table:table-cell table:formula="of:=FACT([.$Y10]+1) / (FACT([.AD$1]-1) * FACT([.$Y10]+2-[.AD$1]))" office:value-type="float" office:value="330">
            <text:p>330</text:p>
          </table:table-cell>
          <table:table-cell table:formula="of:=FACT([.$Y10]+1) / (FACT([.AE$1]-1) * FACT([.$Y10]+2-[.AE$1]))" office:value-type="float" office:value="462">
            <text:p>462</text:p>
          </table:table-cell>
          <table:table-cell table:formula="of:=FACT([.$Y10]+1) / (FACT([.AF$1]-1) * FACT([.$Y10]+2-[.AF$1]))" office:value-type="float" office:value="462">
            <text:p>462</text:p>
          </table:table-cell>
          <table:table-cell table:formula="of:=FACT([.$Y10]+1) / (FACT([.AG$1]-1) * FACT([.$Y10]+2-[.AG$1]))" office:value-type="float" office:value="330">
            <text:p>330</text:p>
          </table:table-cell>
          <table:table-cell table:formula="of:=FACT([.$Y10]+1) / (FACT([.AH$1]-1) * FACT([.$Y10]+2-[.AH$1]))" office:value-type="float" office:value="165">
            <text:p>165</text:p>
          </table:table-cell>
          <table:table-cell table:formula="of:=FACT([.$Y10]+1) / (FACT([.AI$1]-1) * FACT([.$Y10]+2-[.AI$1]))" office:value-type="float" office:value="55">
            <text:p>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/>
          <table:table-cell office:value-type="float" office:value="11">
            <text:p>11</text:p>
          </table:table-cell>
          <table:table-cell table:formula="of:=FACT([.$Y11]+1) / (FACT([.Z$1]-1) * FACT([.$Y11]+2-[.Z$1]))" office:value-type="float" office:value="1">
            <text:p>1</text:p>
          </table:table-cell>
          <table:table-cell table:formula="of:=FACT([.$Y11]+1) / (FACT([.AA$1]-1) * FACT([.$Y11]+2-[.AA$1]))" office:value-type="float" office:value="12">
            <text:p>12</text:p>
          </table:table-cell>
          <table:table-cell table:formula="of:=FACT([.$Y11]+1) / (FACT([.AB$1]-1) * FACT([.$Y11]+2-[.AB$1]))" office:value-type="float" office:value="66">
            <text:p>66</text:p>
          </table:table-cell>
          <table:table-cell table:formula="of:=FACT([.$Y11]+1) / (FACT([.AC$1]-1) * FACT([.$Y11]+2-[.AC$1]))" office:value-type="float" office:value="220">
            <text:p>220</text:p>
          </table:table-cell>
          <table:table-cell table:formula="of:=FACT([.$Y11]+1) / (FACT([.AD$1]-1) * FACT([.$Y11]+2-[.AD$1]))" office:value-type="float" office:value="495">
            <text:p>495</text:p>
          </table:table-cell>
          <table:table-cell table:formula="of:=FACT([.$Y11]+1) / (FACT([.AE$1]-1) * FACT([.$Y11]+2-[.AE$1]))" office:value-type="float" office:value="792">
            <text:p>792</text:p>
          </table:table-cell>
          <table:table-cell table:formula="of:=FACT([.$Y11]+1) / (FACT([.AF$1]-1) * FACT([.$Y11]+2-[.AF$1]))" office:value-type="float" office:value="924">
            <text:p>924</text:p>
          </table:table-cell>
          <table:table-cell table:formula="of:=FACT([.$Y11]+1) / (FACT([.AG$1]-1) * FACT([.$Y11]+2-[.AG$1]))" office:value-type="float" office:value="792">
            <text:p>792</text:p>
          </table:table-cell>
          <table:table-cell table:formula="of:=FACT([.$Y11]+1) / (FACT([.AH$1]-1) * FACT([.$Y11]+2-[.AH$1]))" office:value-type="float" office:value="495">
            <text:p>495</text:p>
          </table:table-cell>
          <table:table-cell table:formula="of:=FACT([.$Y11]+1) / (FACT([.AI$1]-1) * FACT([.$Y11]+2-[.AI$1]))" office:value-type="float" office:value="220">
            <text:p>220</text:p>
          </table:table-cell>
          <table:table-cell table:formula="of:=FACT([.$Y11]+1) / (FACT([.AJ$1]-1) * FACT([.$Y11]+2-[.AJ$1]))" office:value-type="float" office:value="66">
            <text:p>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134">
            <text:p>134</text:p>
          </table:table-cell>
          <table:table-cell office:value-type="float" office:value="251">
            <text:p>251</text:p>
          </table:table-cell>
          <table:table-cell office:value-type="float" office:value="324">
            <text:p>324</text:p>
          </table:table-cell>
          <table:table-cell office:value-type="float" office:value="269">
            <text:p>269</text:p>
          </table:table-cell>
          <table:table-cell office:value-type="float" office:value="137">
            <text:p>137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12">
            <text:p>12</text:p>
          </table:table-cell>
          <table:table-cell table:formula="of:=FACT([.$Y12]+1) / (FACT([.Z$1]-1) * FACT([.$Y12]+2-[.Z$1]))" office:value-type="float" office:value="1">
            <text:p>1</text:p>
          </table:table-cell>
          <table:table-cell table:formula="of:=FACT([.$Y12]+1) / (FACT([.AA$1]-1) * FACT([.$Y12]+2-[.AA$1]))" office:value-type="float" office:value="13">
            <text:p>13</text:p>
          </table:table-cell>
          <table:table-cell table:formula="of:=FACT([.$Y12]+1) / (FACT([.AB$1]-1) * FACT([.$Y12]+2-[.AB$1]))" office:value-type="float" office:value="78">
            <text:p>78</text:p>
          </table:table-cell>
          <table:table-cell table:formula="of:=FACT([.$Y12]+1) / (FACT([.AC$1]-1) * FACT([.$Y12]+2-[.AC$1]))" office:value-type="float" office:value="286">
            <text:p>286</text:p>
          </table:table-cell>
          <table:table-cell table:formula="of:=FACT([.$Y12]+1) / (FACT([.AD$1]-1) * FACT([.$Y12]+2-[.AD$1]))" office:value-type="float" office:value="715">
            <text:p>715</text:p>
          </table:table-cell>
          <table:table-cell table:formula="of:=FACT([.$Y12]+1) / (FACT([.AE$1]-1) * FACT([.$Y12]+2-[.AE$1]))" office:value-type="float" office:value="1287">
            <text:p>1287</text:p>
          </table:table-cell>
          <table:table-cell table:formula="of:=FACT([.$Y12]+1) / (FACT([.AF$1]-1) * FACT([.$Y12]+2-[.AF$1]))" office:value-type="float" office:value="1716">
            <text:p>1716</text:p>
          </table:table-cell>
          <table:table-cell table:formula="of:=FACT([.$Y12]+1) / (FACT([.AG$1]-1) * FACT([.$Y12]+2-[.AG$1]))" office:value-type="float" office:value="1716">
            <text:p>1716</text:p>
          </table:table-cell>
          <table:table-cell table:formula="of:=FACT([.$Y12]+1) / (FACT([.AH$1]-1) * FACT([.$Y12]+2-[.AH$1]))" office:value-type="float" office:value="1287">
            <text:p>1287</text:p>
          </table:table-cell>
          <table:table-cell table:formula="of:=FACT([.$Y12]+1) / (FACT([.AI$1]-1) * FACT([.$Y12]+2-[.AI$1]))" office:value-type="float" office:value="715">
            <text:p>715</text:p>
          </table:table-cell>
          <table:table-cell table:formula="of:=FACT([.$Y12]+1) / (FACT([.AJ$1]-1) * FACT([.$Y12]+2-[.AJ$1]))" office:value-type="float" office:value="286">
            <text:p>286</text:p>
          </table:table-cell>
          <table:table-cell table:formula="of:=FACT([.$Y12]+1) / (FACT([.AK$1]-1) * FACT([.$Y12]+2-[.AK$1]))" office:value-type="float" office:value="78">
            <text:p>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287">
            <text:p>287</text:p>
          </table:table-cell>
          <table:table-cell office:value-type="float" office:value="657">
            <text:p>657</text:p>
          </table:table-cell>
          <table:table-cell office:value-type="float" office:value="1062">
            <text:p>1062</text:p>
          </table:table-cell>
          <table:table-cell office:value-type="float" office:value="1150">
            <text:p>1150</text:p>
          </table:table-cell>
          <table:table-cell office:value-type="float" office:value="769">
            <text:p>769</text:p>
          </table:table-cell>
          <table:table-cell office:value-type="float" office:value="318">
            <text:p>318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float" office:value="13">
            <text:p>13</text:p>
          </table:table-cell>
          <table:table-cell table:formula="of:=FACT([.$Y13]+1) / (FACT([.Z$1]-1) * FACT([.$Y13]+2-[.Z$1]))" office:value-type="float" office:value="1">
            <text:p>1</text:p>
          </table:table-cell>
          <table:table-cell table:formula="of:=FACT([.$Y13]+1) / (FACT([.AA$1]-1) * FACT([.$Y13]+2-[.AA$1]))" office:value-type="float" office:value="14">
            <text:p>14</text:p>
          </table:table-cell>
          <table:table-cell table:formula="of:=FACT([.$Y13]+1) / (FACT([.AB$1]-1) * FACT([.$Y13]+2-[.AB$1]))" office:value-type="float" office:value="91">
            <text:p>91</text:p>
          </table:table-cell>
          <table:table-cell table:formula="of:=FACT([.$Y13]+1) / (FACT([.AC$1]-1) * FACT([.$Y13]+2-[.AC$1]))" office:value-type="float" office:value="364">
            <text:p>364</text:p>
          </table:table-cell>
          <table:table-cell table:formula="of:=FACT([.$Y13]+1) / (FACT([.AD$1]-1) * FACT([.$Y13]+2-[.AD$1]))" office:value-type="float" office:value="1001">
            <text:p>1001</text:p>
          </table:table-cell>
          <table:table-cell table:formula="of:=FACT([.$Y13]+1) / (FACT([.AE$1]-1) * FACT([.$Y13]+2-[.AE$1]))" office:value-type="float" office:value="2002">
            <text:p>2002</text:p>
          </table:table-cell>
          <table:table-cell table:formula="of:=FACT([.$Y13]+1) / (FACT([.AF$1]-1) * FACT([.$Y13]+2-[.AF$1]))" office:value-type="float" office:value="3003">
            <text:p>3003</text:p>
          </table:table-cell>
          <table:table-cell table:formula="of:=FACT([.$Y13]+1) / (FACT([.AG$1]-1) * FACT([.$Y13]+2-[.AG$1]))" office:value-type="float" office:value="3432">
            <text:p>3432</text:p>
          </table:table-cell>
          <table:table-cell table:formula="of:=FACT([.$Y13]+1) / (FACT([.AH$1]-1) * FACT([.$Y13]+2-[.AH$1]))" office:value-type="float" office:value="3003">
            <text:p>3003</text:p>
          </table:table-cell>
          <table:table-cell table:formula="of:=FACT([.$Y13]+1) / (FACT([.AI$1]-1) * FACT([.$Y13]+2-[.AI$1]))" office:value-type="float" office:value="2002">
            <text:p>2002</text:p>
          </table:table-cell>
          <table:table-cell table:formula="of:=FACT([.$Y13]+1) / (FACT([.AJ$1]-1) * FACT([.$Y13]+2-[.AJ$1]))" office:value-type="float" office:value="1001">
            <text:p>1001</text:p>
          </table:table-cell>
          <table:table-cell table:formula="of:=FACT([.$Y13]+1) / (FACT([.AK$1]-1) * FACT([.$Y13]+2-[.AK$1]))" office:value-type="float" office:value="364">
            <text:p>364</text:p>
          </table:table-cell>
          <table:table-cell table:formula="of:=FACT([.$Y13]+1) / (FACT([.AL$1]-1) * FACT([.$Y13]+2-[.AL$1]))" office:value-type="float" office:value="91">
            <text:p>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77">
            <text:p>177</text:p>
          </table:table-cell>
          <table:table-cell office:value-type="float" office:value="593">
            <text:p>593</text:p>
          </table:table-cell>
          <table:table-cell office:value-type="float" office:value="1637">
            <text:p>1637</text:p>
          </table:table-cell>
          <table:table-cell office:value-type="float" office:value="3296">
            <text:p>3296</text:p>
          </table:table-cell>
          <table:table-cell office:value-type="float" office:value="4439">
            <text:p>4439</text:p>
          </table:table-cell>
          <table:table-cell office:value-type="float" office:value="3842">
            <text:p>3842</text:p>
          </table:table-cell>
          <table:table-cell office:value-type="float" office:value="2079">
            <text:p>2079</text:p>
          </table:table-cell>
          <table:table-cell office:value-type="float" office:value="686">
            <text:p>686</text:p>
          </table:table-cell>
          <table:table-cell office:value-type="float" office:value="144">
            <text:p>14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14">
            <text:p>14</text:p>
          </table:table-cell>
          <table:table-cell table:formula="of:=FACT([.$Y14]+1) / (FACT([.Z$1]-1) * FACT([.$Y14]+2-[.Z$1]))" office:value-type="float" office:value="1">
            <text:p>1</text:p>
          </table:table-cell>
          <table:table-cell table:formula="of:=FACT([.$Y14]+1) / (FACT([.AA$1]-1) * FACT([.$Y14]+2-[.AA$1]))" office:value-type="float" office:value="15">
            <text:p>15</text:p>
          </table:table-cell>
          <table:table-cell table:formula="of:=FACT([.$Y14]+1) / (FACT([.AB$1]-1) * FACT([.$Y14]+2-[.AB$1]))" office:value-type="float" office:value="105">
            <text:p>105</text:p>
          </table:table-cell>
          <table:table-cell table:formula="of:=FACT([.$Y14]+1) / (FACT([.AC$1]-1) * FACT([.$Y14]+2-[.AC$1]))" office:value-type="float" office:value="455">
            <text:p>455</text:p>
          </table:table-cell>
          <table:table-cell table:formula="of:=FACT([.$Y14]+1) / (FACT([.AD$1]-1) * FACT([.$Y14]+2-[.AD$1]))" office:value-type="float" office:value="1365">
            <text:p>1365</text:p>
          </table:table-cell>
          <table:table-cell table:formula="of:=FACT([.$Y14]+1) / (FACT([.AE$1]-1) * FACT([.$Y14]+2-[.AE$1]))" office:value-type="float" office:value="3003">
            <text:p>3003</text:p>
          </table:table-cell>
          <table:table-cell table:formula="of:=FACT([.$Y14]+1) / (FACT([.AF$1]-1) * FACT([.$Y14]+2-[.AF$1]))" office:value-type="float" office:value="5005">
            <text:p>5005</text:p>
          </table:table-cell>
          <table:table-cell table:formula="of:=FACT([.$Y14]+1) / (FACT([.AG$1]-1) * FACT([.$Y14]+2-[.AG$1]))" office:value-type="float" office:value="6435">
            <text:p>6435</text:p>
          </table:table-cell>
          <table:table-cell table:formula="of:=FACT([.$Y14]+1) / (FACT([.AH$1]-1) * FACT([.$Y14]+2-[.AH$1]))" office:value-type="float" office:value="6435">
            <text:p>6435</text:p>
          </table:table-cell>
          <table:table-cell table:formula="of:=FACT([.$Y14]+1) / (FACT([.AI$1]-1) * FACT([.$Y14]+2-[.AI$1]))" office:value-type="float" office:value="5005">
            <text:p>5005</text:p>
          </table:table-cell>
          <table:table-cell table:formula="of:=FACT([.$Y14]+1) / (FACT([.AJ$1]-1) * FACT([.$Y14]+2-[.AJ$1]))" office:value-type="float" office:value="3003">
            <text:p>3003</text:p>
          </table:table-cell>
          <table:table-cell table:formula="of:=FACT([.$Y14]+1) / (FACT([.AK$1]-1) * FACT([.$Y14]+2-[.AK$1]))" office:value-type="float" office:value="1365">
            <text:p>1365</text:p>
          </table:table-cell>
          <table:table-cell table:formula="of:=FACT([.$Y14]+1) / (FACT([.AL$1]-1) * FACT([.$Y14]+2-[.AL$1]))" office:value-type="float" office:value="455">
            <text:p>455</text:p>
          </table:table-cell>
          <table:table-cell table:formula="of:=FACT([.$Y14]+1) / (FACT([.AM$1]-1) * FACT([.$Y14]+2-[.AM$1]))" office:value-type="float" office:value="105">
            <text:p>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305">
            <text:p>305</text:p>
          </table:table-cell>
          <table:table-cell office:value-type="float" office:value="1158">
            <text:p>1158</text:p>
          </table:table-cell>
          <table:table-cell office:value-type="float" office:value="3755">
            <text:p>3755</text:p>
          </table:table-cell>
          <table:table-cell office:value-type="float" office:value="9289">
            <text:p>9289</text:p>
          </table:table-cell>
          <table:table-cell office:value-type="float" office:value="15555">
            <text:p>15555</text:p>
          </table:table-cell>
          <table:table-cell office:value-type="float" office:value="17094">
            <text:p>17094</text:p>
          </table:table-cell>
          <table:table-cell office:value-type="float" office:value="12201">
            <text:p>12201</text:p>
          </table:table-cell>
          <table:table-cell office:value-type="float" office:value="5408">
            <text:p>5408</text:p>
          </table:table-cell>
          <table:table-cell office:value-type="float" office:value="1465">
            <text:p>1465</text:p>
          </table:table-cell>
          <table:table-cell office:value-type="float" office:value="254">
            <text:p>254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15">
            <text:p>15</text:p>
          </table:table-cell>
          <table:table-cell table:formula="of:=FACT([.$Y15]+1) / (FACT([.Z$1]-1) * FACT([.$Y15]+2-[.Z$1]))" office:value-type="float" office:value="1">
            <text:p>1</text:p>
          </table:table-cell>
          <table:table-cell table:formula="of:=FACT([.$Y15]+1) / (FACT([.AA$1]-1) * FACT([.$Y15]+2-[.AA$1]))" office:value-type="float" office:value="16">
            <text:p>16</text:p>
          </table:table-cell>
          <table:table-cell table:formula="of:=FACT([.$Y15]+1) / (FACT([.AB$1]-1) * FACT([.$Y15]+2-[.AB$1]))" office:value-type="float" office:value="120">
            <text:p>120</text:p>
          </table:table-cell>
          <table:table-cell table:formula="of:=FACT([.$Y15]+1) / (FACT([.AC$1]-1) * FACT([.$Y15]+2-[.AC$1]))" office:value-type="float" office:value="560">
            <text:p>560</text:p>
          </table:table-cell>
          <table:table-cell table:formula="of:=FACT([.$Y15]+1) / (FACT([.AD$1]-1) * FACT([.$Y15]+2-[.AD$1]))" office:value-type="float" office:value="1820">
            <text:p>1820</text:p>
          </table:table-cell>
          <table:table-cell table:formula="of:=FACT([.$Y15]+1) / (FACT([.AE$1]-1) * FACT([.$Y15]+2-[.AE$1]))" office:value-type="float" office:value="4368">
            <text:p>4368</text:p>
          </table:table-cell>
          <table:table-cell table:formula="of:=FACT([.$Y15]+1) / (FACT([.AF$1]-1) * FACT([.$Y15]+2-[.AF$1]))" office:value-type="float" office:value="8008">
            <text:p>8008</text:p>
          </table:table-cell>
          <table:table-cell table:formula="of:=FACT([.$Y15]+1) / (FACT([.AG$1]-1) * FACT([.$Y15]+2-[.AG$1]))" office:value-type="float" office:value="11440">
            <text:p>11440</text:p>
          </table:table-cell>
          <table:table-cell table:formula="of:=FACT([.$Y15]+1) / (FACT([.AH$1]-1) * FACT([.$Y15]+2-[.AH$1]))" office:value-type="float" office:value="12870">
            <text:p>12870</text:p>
          </table:table-cell>
          <table:table-cell table:formula="of:=FACT([.$Y15]+1) / (FACT([.AI$1]-1) * FACT([.$Y15]+2-[.AI$1]))" office:value-type="float" office:value="11440">
            <text:p>11440</text:p>
          </table:table-cell>
          <table:table-cell table:formula="of:=FACT([.$Y15]+1) / (FACT([.AJ$1]-1) * FACT([.$Y15]+2-[.AJ$1]))" office:value-type="float" office:value="8008">
            <text:p>8008</text:p>
          </table:table-cell>
          <table:table-cell table:formula="of:=FACT([.$Y15]+1) / (FACT([.AK$1]-1) * FACT([.$Y15]+2-[.AK$1]))" office:value-type="float" office:value="4368">
            <text:p>4368</text:p>
          </table:table-cell>
          <table:table-cell table:formula="of:=FACT([.$Y15]+1) / (FACT([.AL$1]-1) * FACT([.$Y15]+2-[.AL$1]))" office:value-type="float" office:value="1820">
            <text:p>1820</text:p>
          </table:table-cell>
          <table:table-cell table:formula="of:=FACT([.$Y15]+1) / (FACT([.AM$1]-1) * FACT([.$Y15]+2-[.AM$1]))" office:value-type="float" office:value="560">
            <text:p>560</text:p>
          </table:table-cell>
          <table:table-cell table:formula="of:=FACT([.$Y15]+1) / (FACT([.AN$1]-1) * FACT([.$Y15]+2-[.AN$1]))" office:value-type="float" office:value="120">
            <text:p>1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533">
            <text:p>533</text:p>
          </table:table-cell>
          <table:table-cell office:value-type="float" office:value="2214">
            <text:p>2214</text:p>
          </table:table-cell>
          <table:table-cell table:number-columns-repeated="11"/>
          <table:table-cell table:number-columns-repeated="6"/>
          <table:table-cell office:value-type="float" office:value="16">
            <text:p>16</text:p>
          </table:table-cell>
          <table:table-cell table:formula="of:=FACT([.$Y16]+1) / (FACT([.Z$1]-1) * FACT([.$Y16]+2-[.Z$1]))" office:value-type="float" office:value="1">
            <text:p>1</text:p>
          </table:table-cell>
          <table:table-cell table:formula="of:=FACT([.$Y16]+1) / (FACT([.AA$1]-1) * FACT([.$Y16]+2-[.AA$1]))" office:value-type="float" office:value="17">
            <text:p>17</text:p>
          </table:table-cell>
          <table:table-cell table:formula="of:=FACT([.$Y16]+1) / (FACT([.AB$1]-1) * FACT([.$Y16]+2-[.AB$1]))" office:value-type="float" office:value="136">
            <text:p>136</text:p>
          </table:table-cell>
          <table:table-cell table:formula="of:=FACT([.$Y16]+1) / (FACT([.AC$1]-1) * FACT([.$Y16]+2-[.AC$1]))" office:value-type="float" office:value="680">
            <text:p>680</text:p>
          </table:table-cell>
          <table:table-cell table:formula="of:=FACT([.$Y16]+1) / (FACT([.AD$1]-1) * FACT([.$Y16]+2-[.AD$1]))" office:value-type="float" office:value="2380">
            <text:p>2380</text:p>
          </table:table-cell>
          <table:table-cell table:formula="of:=FACT([.$Y16]+1) / (FACT([.AE$1]-1) * FACT([.$Y16]+2-[.AE$1]))" office:value-type="float" office:value="6188">
            <text:p>6188</text:p>
          </table:table-cell>
          <table:table-cell table:formula="of:=FACT([.$Y16]+1) / (FACT([.AF$1]-1) * FACT([.$Y16]+2-[.AF$1]))" office:value-type="float" office:value="12376">
            <text:p>12376</text:p>
          </table:table-cell>
          <table:table-cell table:formula="of:=FACT([.$Y16]+1) / (FACT([.AG$1]-1) * FACT([.$Y16]+2-[.AG$1]))" office:value-type="float" office:value="19448">
            <text:p>19448</text:p>
          </table:table-cell>
          <table:table-cell table:formula="of:=FACT([.$Y16]+1) / (FACT([.AH$1]-1) * FACT([.$Y16]+2-[.AH$1]))" office:value-type="float" office:value="24310">
            <text:p>24310</text:p>
          </table:table-cell>
          <table:table-cell table:formula="of:=FACT([.$Y16]+1) / (FACT([.AI$1]-1) * FACT([.$Y16]+2-[.AI$1]))" office:value-type="float" office:value="24310">
            <text:p>24310</text:p>
          </table:table-cell>
          <table:table-cell table:formula="of:=FACT([.$Y16]+1) / (FACT([.AJ$1]-1) * FACT([.$Y16]+2-[.AJ$1]))" office:value-type="float" office:value="19448">
            <text:p>19448</text:p>
          </table:table-cell>
          <table:table-cell table:formula="of:=FACT([.$Y16]+1) / (FACT([.AK$1]-1) * FACT([.$Y16]+2-[.AK$1]))" office:value-type="float" office:value="12376">
            <text:p>12376</text:p>
          </table:table-cell>
          <table:table-cell table:formula="of:=FACT([.$Y16]+1) / (FACT([.AL$1]-1) * FACT([.$Y16]+2-[.AL$1]))" office:value-type="float" office:value="6188">
            <text:p>6188</text:p>
          </table:table-cell>
          <table:table-cell table:formula="of:=FACT([.$Y16]+1) / (FACT([.AM$1]-1) * FACT([.$Y16]+2-[.AM$1]))" office:value-type="float" office:value="2380">
            <text:p>2380</text:p>
          </table:table-cell>
          <table:table-cell table:formula="of:=FACT([.$Y16]+1) / (FACT([.AN$1]-1) * FACT([.$Y16]+2-[.AN$1]))" office:value-type="float" office:value="680">
            <text:p>680</text:p>
          </table:table-cell>
          <table:table-cell table:formula="of:=FACT([.$Y16]+1) / (FACT([.AO$1]-1) * FACT([.$Y16]+2-[.AO$1]))" office:value-type="float" office:value="136">
            <text:p>1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17"/>
          <table:table-cell table:number-columns-repeated="5"/>
          <table:table-cell office:value-type="float" office:value="17">
            <text:p>17</text:p>
          </table:table-cell>
          <table:table-cell table:formula="of:=FACT([.$Y17]+1) / (FACT([.Z$1]-1) * FACT([.$Y17]+2-[.Z$1]))" office:value-type="float" office:value="1">
            <text:p>1</text:p>
          </table:table-cell>
          <table:table-cell table:formula="of:=FACT([.$Y17]+1) / (FACT([.AA$1]-1) * FACT([.$Y17]+2-[.AA$1]))" office:value-type="float" office:value="18">
            <text:p>18</text:p>
          </table:table-cell>
          <table:table-cell table:formula="of:=FACT([.$Y17]+1) / (FACT([.AB$1]-1) * FACT([.$Y17]+2-[.AB$1]))" office:value-type="float" office:value="153">
            <text:p>153</text:p>
          </table:table-cell>
          <table:table-cell table:formula="of:=FACT([.$Y17]+1) / (FACT([.AC$1]-1) * FACT([.$Y17]+2-[.AC$1]))" office:value-type="float" office:value="816">
            <text:p>816</text:p>
          </table:table-cell>
          <table:table-cell table:formula="of:=FACT([.$Y17]+1) / (FACT([.AD$1]-1) * FACT([.$Y17]+2-[.AD$1]))" office:value-type="float" office:value="3060">
            <text:p>3060</text:p>
          </table:table-cell>
          <table:table-cell table:formula="of:=FACT([.$Y17]+1) / (FACT([.AE$1]-1) * FACT([.$Y17]+2-[.AE$1]))" office:value-type="float" office:value="8568">
            <text:p>8568</text:p>
          </table:table-cell>
          <table:table-cell table:formula="of:=FACT([.$Y17]+1) / (FACT([.AF$1]-1) * FACT([.$Y17]+2-[.AF$1]))" office:value-type="float" office:value="18564">
            <text:p>18564</text:p>
          </table:table-cell>
          <table:table-cell table:formula="of:=FACT([.$Y17]+1) / (FACT([.AG$1]-1) * FACT([.$Y17]+2-[.AG$1]))" office:value-type="float" office:value="31824">
            <text:p>31824</text:p>
          </table:table-cell>
          <table:table-cell table:formula="of:=FACT([.$Y17]+1) / (FACT([.AH$1]-1) * FACT([.$Y17]+2-[.AH$1]))" office:value-type="float" office:value="43758">
            <text:p>43758</text:p>
          </table:table-cell>
          <table:table-cell table:formula="of:=FACT([.$Y17]+1) / (FACT([.AI$1]-1) * FACT([.$Y17]+2-[.AI$1]))" office:value-type="float" office:value="48620">
            <text:p>48620</text:p>
          </table:table-cell>
          <table:table-cell table:formula="of:=FACT([.$Y17]+1) / (FACT([.AJ$1]-1) * FACT([.$Y17]+2-[.AJ$1]))" office:value-type="float" office:value="43758">
            <text:p>43758</text:p>
          </table:table-cell>
          <table:table-cell table:formula="of:=FACT([.$Y17]+1) / (FACT([.AK$1]-1) * FACT([.$Y17]+2-[.AK$1]))" office:value-type="float" office:value="31824">
            <text:p>31824</text:p>
          </table:table-cell>
          <table:table-cell table:formula="of:=FACT([.$Y17]+1) / (FACT([.AL$1]-1) * FACT([.$Y17]+2-[.AL$1]))" office:value-type="float" office:value="18564">
            <text:p>18564</text:p>
          </table:table-cell>
          <table:table-cell table:formula="of:=FACT([.$Y17]+1) / (FACT([.AM$1]-1) * FACT([.$Y17]+2-[.AM$1]))" office:value-type="float" office:value="8568">
            <text:p>8568</text:p>
          </table:table-cell>
          <table:table-cell table:formula="of:=FACT([.$Y17]+1) / (FACT([.AN$1]-1) * FACT([.$Y17]+2-[.AN$1]))" office:value-type="float" office:value="3060">
            <text:p>3060</text:p>
          </table:table-cell>
          <table:table-cell table:formula="of:=FACT([.$Y17]+1) / (FACT([.AO$1]-1) * FACT([.$Y17]+2-[.AO$1]))" office:value-type="float" office:value="816">
            <text:p>816</text:p>
          </table:table-cell>
          <table:table-cell table:formula="of:=FACT([.$Y17]+1) / (FACT([.AP$1]-1) * FACT([.$Y17]+2-[.AP$1]))" office:value-type="float" office:value="153">
            <text:p>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18"/>
          <table:table-cell table:number-columns-repeated="4"/>
          <table:table-cell office:value-type="float" office:value="18">
            <text:p>18</text:p>
          </table:table-cell>
          <table:table-cell table:formula="of:=FACT([.$Y18]+1) / (FACT([.Z$1]-1) * FACT([.$Y18]+2-[.Z$1]))" office:value-type="float" office:value="1">
            <text:p>1</text:p>
          </table:table-cell>
          <table:table-cell table:formula="of:=FACT([.$Y18]+1) / (FACT([.AA$1]-1) * FACT([.$Y18]+2-[.AA$1]))" office:value-type="float" office:value="19">
            <text:p>19</text:p>
          </table:table-cell>
          <table:table-cell table:formula="of:=FACT([.$Y18]+1) / (FACT([.AB$1]-1) * FACT([.$Y18]+2-[.AB$1]))" office:value-type="float" office:value="171">
            <text:p>171</text:p>
          </table:table-cell>
          <table:table-cell table:formula="of:=FACT([.$Y18]+1) / (FACT([.AC$1]-1) * FACT([.$Y18]+2-[.AC$1]))" office:value-type="float" office:value="969">
            <text:p>969</text:p>
          </table:table-cell>
          <table:table-cell table:formula="of:=FACT([.$Y18]+1) / (FACT([.AD$1]-1) * FACT([.$Y18]+2-[.AD$1]))" office:value-type="float" office:value="3876">
            <text:p>3876</text:p>
          </table:table-cell>
          <table:table-cell table:formula="of:=FACT([.$Y18]+1) / (FACT([.AE$1]-1) * FACT([.$Y18]+2-[.AE$1]))" office:value-type="float" office:value="11628">
            <text:p>11628</text:p>
          </table:table-cell>
          <table:table-cell table:formula="of:=FACT([.$Y18]+1) / (FACT([.AF$1]-1) * FACT([.$Y18]+2-[.AF$1]))" office:value-type="float" office:value="27132">
            <text:p>27132</text:p>
          </table:table-cell>
          <table:table-cell table:formula="of:=FACT([.$Y18]+1) / (FACT([.AG$1]-1) * FACT([.$Y18]+2-[.AG$1]))" office:value-type="float" office:value="50388">
            <text:p>50388</text:p>
          </table:table-cell>
          <table:table-cell table:formula="of:=FACT([.$Y18]+1) / (FACT([.AH$1]-1) * FACT([.$Y18]+2-[.AH$1]))" office:value-type="float" office:value="75582">
            <text:p>75582</text:p>
          </table:table-cell>
          <table:table-cell table:formula="of:=FACT([.$Y18]+1) / (FACT([.AI$1]-1) * FACT([.$Y18]+2-[.AI$1]))" office:value-type="float" office:value="92378">
            <text:p>92378</text:p>
          </table:table-cell>
          <table:table-cell table:formula="of:=FACT([.$Y18]+1) / (FACT([.AJ$1]-1) * FACT([.$Y18]+2-[.AJ$1]))" office:value-type="float" office:value="92378">
            <text:p>92378</text:p>
          </table:table-cell>
          <table:table-cell table:formula="of:=FACT([.$Y18]+1) / (FACT([.AK$1]-1) * FACT([.$Y18]+2-[.AK$1]))" office:value-type="float" office:value="75582">
            <text:p>75582</text:p>
          </table:table-cell>
          <table:table-cell table:formula="of:=FACT([.$Y18]+1) / (FACT([.AL$1]-1) * FACT([.$Y18]+2-[.AL$1]))" office:value-type="float" office:value="50388">
            <text:p>50388</text:p>
          </table:table-cell>
          <table:table-cell table:formula="of:=FACT([.$Y18]+1) / (FACT([.AM$1]-1) * FACT([.$Y18]+2-[.AM$1]))" office:value-type="float" office:value="27132">
            <text:p>27132</text:p>
          </table:table-cell>
          <table:table-cell table:formula="of:=FACT([.$Y18]+1) / (FACT([.AN$1]-1) * FACT([.$Y18]+2-[.AN$1]))" office:value-type="float" office:value="11628">
            <text:p>11628</text:p>
          </table:table-cell>
          <table:table-cell table:formula="of:=FACT([.$Y18]+1) / (FACT([.AO$1]-1) * FACT([.$Y18]+2-[.AO$1]))" office:value-type="float" office:value="3876">
            <text:p>3876</text:p>
          </table:table-cell>
          <table:table-cell table:formula="of:=FACT([.$Y18]+1) / (FACT([.AP$1]-1) * FACT([.$Y18]+2-[.AP$1]))" office:value-type="float" office:value="969">
            <text:p>969</text:p>
          </table:table-cell>
          <table:table-cell table:formula="of:=FACT([.$Y18]+1) / (FACT([.AQ$1]-1) * FACT([.$Y18]+2-[.AQ$1]))" office:value-type="float" office:value="171">
            <text:p>1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19"/>
          <table:table-cell table:number-columns-repeated="3"/>
          <table:table-cell office:value-type="float" office:value="19">
            <text:p>19</text:p>
          </table:table-cell>
          <table:table-cell table:formula="of:=FACT([.$Y19]+1) / (FACT([.Z$1]-1) * FACT([.$Y19]+2-[.Z$1]))" office:value-type="float" office:value="1">
            <text:p>1</text:p>
          </table:table-cell>
          <table:table-cell table:formula="of:=FACT([.$Y19]+1) / (FACT([.AA$1]-1) * FACT([.$Y19]+2-[.AA$1]))" office:value-type="float" office:value="20">
            <text:p>20</text:p>
          </table:table-cell>
          <table:table-cell table:formula="of:=FACT([.$Y19]+1) / (FACT([.AB$1]-1) * FACT([.$Y19]+2-[.AB$1]))" office:value-type="float" office:value="190">
            <text:p>190</text:p>
          </table:table-cell>
          <table:table-cell table:formula="of:=FACT([.$Y19]+1) / (FACT([.AC$1]-1) * FACT([.$Y19]+2-[.AC$1]))" office:value-type="float" office:value="1140">
            <text:p>1140</text:p>
          </table:table-cell>
          <table:table-cell table:formula="of:=FACT([.$Y19]+1) / (FACT([.AD$1]-1) * FACT([.$Y19]+2-[.AD$1]))" office:value-type="float" office:value="4845">
            <text:p>4845</text:p>
          </table:table-cell>
          <table:table-cell table:formula="of:=FACT([.$Y19]+1) / (FACT([.AE$1]-1) * FACT([.$Y19]+2-[.AE$1]))" office:value-type="float" office:value="15504">
            <text:p>15504</text:p>
          </table:table-cell>
          <table:table-cell table:formula="of:=FACT([.$Y19]+1) / (FACT([.AF$1]-1) * FACT([.$Y19]+2-[.AF$1]))" office:value-type="float" office:value="38760">
            <text:p>38760</text:p>
          </table:table-cell>
          <table:table-cell table:formula="of:=FACT([.$Y19]+1) / (FACT([.AG$1]-1) * FACT([.$Y19]+2-[.AG$1]))" office:value-type="float" office:value="77520">
            <text:p>77520</text:p>
          </table:table-cell>
          <table:table-cell table:formula="of:=FACT([.$Y19]+1) / (FACT([.AH$1]-1) * FACT([.$Y19]+2-[.AH$1]))" office:value-type="float" office:value="125970">
            <text:p>125970</text:p>
          </table:table-cell>
          <table:table-cell table:formula="of:=FACT([.$Y19]+1) / (FACT([.AI$1]-1) * FACT([.$Y19]+2-[.AI$1]))" office:value-type="float" office:value="167960">
            <text:p>167960</text:p>
          </table:table-cell>
          <table:table-cell table:formula="of:=FACT([.$Y19]+1) / (FACT([.AJ$1]-1) * FACT([.$Y19]+2-[.AJ$1]))" office:value-type="float" office:value="184756">
            <text:p>184756</text:p>
          </table:table-cell>
          <table:table-cell table:formula="of:=FACT([.$Y19]+1) / (FACT([.AK$1]-1) * FACT([.$Y19]+2-[.AK$1]))" office:value-type="float" office:value="167960">
            <text:p>167960</text:p>
          </table:table-cell>
          <table:table-cell table:formula="of:=FACT([.$Y19]+1) / (FACT([.AL$1]-1) * FACT([.$Y19]+2-[.AL$1]))" office:value-type="float" office:value="125970">
            <text:p>125970</text:p>
          </table:table-cell>
          <table:table-cell table:formula="of:=FACT([.$Y19]+1) / (FACT([.AM$1]-1) * FACT([.$Y19]+2-[.AM$1]))" office:value-type="float" office:value="77520">
            <text:p>77520</text:p>
          </table:table-cell>
          <table:table-cell table:formula="of:=FACT([.$Y19]+1) / (FACT([.AN$1]-1) * FACT([.$Y19]+2-[.AN$1]))" office:value-type="float" office:value="38760">
            <text:p>38760</text:p>
          </table:table-cell>
          <table:table-cell table:formula="of:=FACT([.$Y19]+1) / (FACT([.AO$1]-1) * FACT([.$Y19]+2-[.AO$1]))" office:value-type="float" office:value="15504">
            <text:p>15504</text:p>
          </table:table-cell>
          <table:table-cell table:formula="of:=FACT([.$Y19]+1) / (FACT([.AP$1]-1) * FACT([.$Y19]+2-[.AP$1]))" office:value-type="float" office:value="4845">
            <text:p>4845</text:p>
          </table:table-cell>
          <table:table-cell table:formula="of:=FACT([.$Y19]+1) / (FACT([.AQ$1]-1) * FACT([.$Y19]+2-[.AQ$1]))" office:value-type="float" office:value="1140">
            <text:p>1140</text:p>
          </table:table-cell>
          <table:table-cell table:formula="of:=FACT([.$Y19]+1) / (FACT([.AR$1]-1) * FACT([.$Y19]+2-[.AR$1]))" office:value-type="float" office:value="190">
            <text:p>19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0"/>
          <table:table-cell table:number-columns-repeated="2"/>
          <table:table-cell office:value-type="float" office:value="20">
            <text:p>20</text:p>
          </table:table-cell>
          <table:table-cell table:formula="of:=FACT([.$Y20]+1) / (FACT([.Z$1]-1) * FACT([.$Y20]+2-[.Z$1]))" office:value-type="float" office:value="1">
            <text:p>1</text:p>
          </table:table-cell>
          <table:table-cell table:formula="of:=FACT([.$Y20]+1) / (FACT([.AA$1]-1) * FACT([.$Y20]+2-[.AA$1]))" office:value-type="float" office:value="21">
            <text:p>21</text:p>
          </table:table-cell>
          <table:table-cell table:formula="of:=FACT([.$Y20]+1) / (FACT([.AB$1]-1) * FACT([.$Y20]+2-[.AB$1]))" office:value-type="float" office:value="210">
            <text:p>210</text:p>
          </table:table-cell>
          <table:table-cell table:formula="of:=FACT([.$Y20]+1) / (FACT([.AC$1]-1) * FACT([.$Y20]+2-[.AC$1]))" office:value-type="float" office:value="1330">
            <text:p>1330</text:p>
          </table:table-cell>
          <table:table-cell table:formula="of:=FACT([.$Y20]+1) / (FACT([.AD$1]-1) * FACT([.$Y20]+2-[.AD$1]))" office:value-type="float" office:value="5985">
            <text:p>5985</text:p>
          </table:table-cell>
          <table:table-cell table:formula="of:=FACT([.$Y20]+1) / (FACT([.AE$1]-1) * FACT([.$Y20]+2-[.AE$1]))" office:value-type="float" office:value="20349">
            <text:p>20349</text:p>
          </table:table-cell>
          <table:table-cell table:formula="of:=FACT([.$Y20]+1) / (FACT([.AF$1]-1) * FACT([.$Y20]+2-[.AF$1]))" office:value-type="float" office:value="54264">
            <text:p>54264</text:p>
          </table:table-cell>
          <table:table-cell table:formula="of:=FACT([.$Y20]+1) / (FACT([.AG$1]-1) * FACT([.$Y20]+2-[.AG$1]))" office:value-type="float" office:value="116280">
            <text:p>116280</text:p>
          </table:table-cell>
          <table:table-cell table:formula="of:=FACT([.$Y20]+1) / (FACT([.AH$1]-1) * FACT([.$Y20]+2-[.AH$1]))" office:value-type="float" office:value="203490">
            <text:p>203490</text:p>
          </table:table-cell>
          <table:table-cell table:formula="of:=FACT([.$Y20]+1) / (FACT([.AI$1]-1) * FACT([.$Y20]+2-[.AI$1]))" office:value-type="float" office:value="293930">
            <text:p>293930</text:p>
          </table:table-cell>
          <table:table-cell table:formula="of:=FACT([.$Y20]+1) / (FACT([.AJ$1]-1) * FACT([.$Y20]+2-[.AJ$1]))" office:value-type="float" office:value="352716">
            <text:p>352716</text:p>
          </table:table-cell>
          <table:table-cell table:formula="of:=FACT([.$Y20]+1) / (FACT([.AK$1]-1) * FACT([.$Y20]+2-[.AK$1]))" office:value-type="float" office:value="352716">
            <text:p>352716</text:p>
          </table:table-cell>
          <table:table-cell table:formula="of:=FACT([.$Y20]+1) / (FACT([.AL$1]-1) * FACT([.$Y20]+2-[.AL$1]))" office:value-type="float" office:value="293930">
            <text:p>293930</text:p>
          </table:table-cell>
          <table:table-cell table:formula="of:=FACT([.$Y20]+1) / (FACT([.AM$1]-1) * FACT([.$Y20]+2-[.AM$1]))" office:value-type="float" office:value="203490">
            <text:p>203490</text:p>
          </table:table-cell>
          <table:table-cell table:formula="of:=FACT([.$Y20]+1) / (FACT([.AN$1]-1) * FACT([.$Y20]+2-[.AN$1]))" office:value-type="float" office:value="116280">
            <text:p>116280</text:p>
          </table:table-cell>
          <table:table-cell table:formula="of:=FACT([.$Y20]+1) / (FACT([.AO$1]-1) * FACT([.$Y20]+2-[.AO$1]))" office:value-type="float" office:value="54264">
            <text:p>54264</text:p>
          </table:table-cell>
          <table:table-cell table:formula="of:=FACT([.$Y20]+1) / (FACT([.AP$1]-1) * FACT([.$Y20]+2-[.AP$1]))" office:value-type="float" office:value="20349">
            <text:p>20349</text:p>
          </table:table-cell>
          <table:table-cell table:formula="of:=FACT([.$Y20]+1) / (FACT([.AQ$1]-1) * FACT([.$Y20]+2-[.AQ$1]))" office:value-type="float" office:value="5985">
            <text:p>5985</text:p>
          </table:table-cell>
          <table:table-cell table:formula="of:=FACT([.$Y20]+1) / (FACT([.AR$1]-1) * FACT([.$Y20]+2-[.AR$1]))" office:value-type="float" office:value="1330">
            <text:p>1330</text:p>
          </table:table-cell>
          <table:table-cell table:formula="of:=FACT([.$Y20]+1) / (FACT([.AS$1]-1) * FACT([.$Y20]+2-[.AS$1]))" office:value-type="float" office:value="210">
            <text:p>210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style-name="ce4"/>
          <table:table-cell table:style-name="ce6" table:number-columns-repeated="22"/>
          <table:table-cell table:style-name="ce4"/>
          <table:table-cell table:style-name="ce6" table:number-columns-repeated="21"/>
        </table:table-row>
        <table:table-row table:style-name="ro1">
          <table:table-cell table:number-columns-repeated="45"/>
        </table:table-row>
        <table:table-row table:style-name="ro1">
          <table:table-cell table:style-name="ce1" office:value-type="string">
            <text:p>Quotient:</text:p>
          </table:table-cell>
          <table:table-cell table:style-name="ce5" office:value-type="string">
            <text:p>k-&gt;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number-columns-repeated="23"/>
        </table:table-row>
        <table:table-row table:style-name="ro1">
          <table:table-cell table:style-name="ce2" office:value-type="string">
            <text:p>N:</text:p>
          </table:table-cell>
          <table:table-cell office:value-type="float" office:value="2">
            <text:p>2</text:p>
          </table:table-cell>
          <table:table-cell table:style-name="ce7" table:formula="of:= [.C2] / [.Z2]" office:value-type="float" office:value="0">
            <text:p>0,00</text:p>
          </table:table-cell>
          <table:table-cell table:style-name="ce7" table:formula="of:= [.D2] / [.AA2]" office:value-type="float" office:value="0">
            <text:p>0,00</text:p>
          </table:table-cell>
          <table:table-cell table:style-name="ce7" table:number-columns-repeated="18"/>
          <table:table-cell table:number-columns-repeated="23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7" table:formula="of:= [.C3] / [.Z3]" office:value-type="float" office:value="0">
            <text:p>0,00</text:p>
          </table:table-cell>
          <table:table-cell table:style-name="ce7" table:formula="of:= [.D3] / [.AA3]" office:value-type="float" office:value="0">
            <text:p>0,00</text:p>
          </table:table-cell>
          <table:table-cell table:style-name="ce7" table:formula="of:= [.E3] / [.AB3]" office:value-type="float" office:value="0">
            <text:p>0,00</text:p>
          </table:table-cell>
          <table:table-cell table:style-name="ce7" table:number-columns-repeated="17"/>
          <table:table-cell table:number-columns-repeated="23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table:formula="of:= [.C4] / [.Z4]" office:value-type="float" office:value="1">
            <text:p>1,00</text:p>
          </table:table-cell>
          <table:table-cell table:style-name="ce7" table:formula="of:= [.D4] / [.AA4]" office:value-type="float" office:value="0">
            <text:p>0,00</text:p>
          </table:table-cell>
          <table:table-cell table:style-name="ce7" table:formula="of:= [.E4] / [.AB4]" office:value-type="float" office:value="0">
            <text:p>0,00</text:p>
          </table:table-cell>
          <table:table-cell table:style-name="ce7" table:formula="of:= [.F4] / [.AC4]" office:value-type="float" office:value="0">
            <text:p>0,00</text:p>
          </table:table-cell>
          <table:table-cell table:style-name="ce7" table:number-columns-repeated="16"/>
          <table:table-cell table:number-columns-repeated="2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table:formula="of:= [.C5] / [.Z5]" office:value-type="float" office:value="0">
            <text:p>0,00</text:p>
          </table:table-cell>
          <table:table-cell table:style-name="ce7" table:formula="of:= [.D5] / [.AA5]" office:value-type="float" office:value="0.166666666666667">
            <text:p>0,17</text:p>
          </table:table-cell>
          <table:table-cell table:style-name="ce7" table:formula="of:= [.E5] / [.AB5]" office:value-type="float" office:value="0">
            <text:p>0,00</text:p>
          </table:table-cell>
          <table:table-cell table:style-name="ce7" table:formula="of:= [.F5] / [.AC5]" office:value-type="float" office:value="0.05">
            <text:p>0,05</text:p>
          </table:table-cell>
          <table:table-cell table:style-name="ce7" table:formula="of:= [.G5] / [.AD5]" office:value-type="float" office:value="0">
            <text:p>0,00</text:p>
          </table:table-cell>
          <table:table-cell table:style-name="ce7" table:number-columns-repeated="15"/>
          <table:table-cell table:number-columns-repeated="23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7" table:formula="of:= [.C6] / [.Z6]" office:value-type="float" office:value="0">
            <text:p>0,00</text:p>
          </table:table-cell>
          <table:table-cell table:style-name="ce7" table:formula="of:= [.D6] / [.AA6]" office:value-type="float" office:value="0.142857142857143">
            <text:p>0,14</text:p>
          </table:table-cell>
          <table:table-cell table:style-name="ce7" table:formula="of:= [.E6] / [.AB6]" office:value-type="float" office:value="0.0476190476190476">
            <text:p>0,05</text:p>
          </table:table-cell>
          <table:table-cell table:style-name="ce7" table:formula="of:= [.F6] / [.AC6]" office:value-type="float" office:value="0.0285714285714286">
            <text:p>0,03</text:p>
          </table:table-cell>
          <table:table-cell table:style-name="ce7" table:formula="of:= [.G6] / [.AD6]" office:value-type="float" office:value="0.0285714285714286">
            <text:p>0,03</text:p>
          </table:table-cell>
          <table:table-cell table:style-name="ce7" table:formula="of:= [.H6] / [.AE6]" office:value-type="float" office:value="0">
            <text:p>0,00</text:p>
          </table:table-cell>
          <table:table-cell table:style-name="ce7" table:number-columns-repeated="14"/>
          <table:table-cell table:number-columns-repeated="23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7" table:formula="of:= [.C7] / [.Z7]" office:value-type="float" office:value="0">
            <text:p>0,00</text:p>
          </table:table-cell>
          <table:table-cell table:style-name="ce7" table:formula="of:= [.D7] / [.AA7]" office:value-type="float" office:value="0.125">
            <text:p>0,13</text:p>
          </table:table-cell>
          <table:table-cell table:style-name="ce7" table:formula="of:= [.E7] / [.AB7]" office:value-type="float" office:value="0.0357142857142857">
            <text:p>0,04</text:p>
          </table:table-cell>
          <table:table-cell table:style-name="ce7" table:formula="of:= [.F7] / [.AC7]" office:value-type="float" office:value="0.0535714285714286">
            <text:p>0,05</text:p>
          </table:table-cell>
          <table:table-cell table:style-name="ce7" table:formula="of:= [.G7] / [.AD7]" office:value-type="float" office:value="0.0285714285714286">
            <text:p>0,03</text:p>
          </table:table-cell>
          <table:table-cell table:style-name="ce7" table:formula="of:= [.H7] / [.AE7]" office:value-type="float" office:value="0.0178571428571429">
            <text:p>0,02</text:p>
          </table:table-cell>
          <table:table-cell table:style-name="ce7" table:formula="of:= [.I7] / [.AF7]" office:value-type="float" office:value="0.0357142857142857">
            <text:p>0,04</text:p>
          </table:table-cell>
          <table:table-cell table:style-name="ce7" table:number-columns-repeated="13"/>
          <table:table-cell table:number-columns-repeated="23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7" table:formula="of:= [.C8] / [.Z8]" office:value-type="float" office:value="0">
            <text:p>0,00</text:p>
          </table:table-cell>
          <table:table-cell table:style-name="ce7" table:formula="of:= [.D8] / [.AA8]" office:value-type="float" office:value="0.111111111111111">
            <text:p>0,11</text:p>
          </table:table-cell>
          <table:table-cell table:style-name="ce7" table:formula="of:= [.E8] / [.AB8]" office:value-type="float" office:value="0.0555555555555556">
            <text:p>0,06</text:p>
          </table:table-cell>
          <table:table-cell table:style-name="ce7" table:formula="of:= [.F8] / [.AC8]" office:value-type="float" office:value="0.0476190476190476">
            <text:p>0,05</text:p>
          </table:table-cell>
          <table:table-cell table:style-name="ce7" table:formula="of:= [.G8] / [.AD8]" office:value-type="float" office:value="0.0396825396825397">
            <text:p>0,04</text:p>
          </table:table-cell>
          <table:table-cell table:style-name="ce7" table:formula="of:= [.H8] / [.AE8]" office:value-type="float" office:value="0.0396825396825397">
            <text:p>0,04</text:p>
          </table:table-cell>
          <table:table-cell table:style-name="ce7" table:formula="of:= [.I8] / [.AF8]" office:value-type="float" office:value="0.0238095238095238">
            <text:p>0,02</text:p>
          </table:table-cell>
          <table:table-cell table:style-name="ce7" table:formula="of:= [.J8] / [.AG8]" office:value-type="float" office:value="0">
            <text:p>0,00</text:p>
          </table:table-cell>
          <table:table-cell table:style-name="ce7" table:number-columns-repeated="12"/>
          <table:table-cell table:number-columns-repeated="23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7" table:formula="of:= [.C9] / [.Z9]" office:value-type="float" office:value="1">
            <text:p>1,00</text:p>
          </table:table-cell>
          <table:table-cell table:style-name="ce7" table:formula="of:= [.D9] / [.AA9]" office:value-type="float" office:value="0.1">
            <text:p>0,10</text:p>
          </table:table-cell>
          <table:table-cell table:style-name="ce7" table:formula="of:= [.E9] / [.AB9]" office:value-type="float" office:value="0.0666666666666667">
            <text:p>0,07</text:p>
          </table:table-cell>
          <table:table-cell table:style-name="ce7" table:formula="of:= [.F9] / [.AC9]" office:value-type="float" office:value="0.0666666666666667">
            <text:p>0,07</text:p>
          </table:table-cell>
          <table:table-cell table:style-name="ce7" table:formula="of:= [.G9] / [.AD9]" office:value-type="float" office:value="0.0571428571428571">
            <text:p>0,06</text:p>
          </table:table-cell>
          <table:table-cell table:style-name="ce7" table:formula="of:= [.H9] / [.AE9]" office:value-type="float" office:value="0.0476190476190476">
            <text:p>0,05</text:p>
          </table:table-cell>
          <table:table-cell table:style-name="ce7" table:formula="of:= [.I9] / [.AF9]" office:value-type="float" office:value="0.0380952380952381">
            <text:p>0,04</text:p>
          </table:table-cell>
          <table:table-cell table:style-name="ce7" table:formula="of:= [.J9] / [.AG9]" office:value-type="float" office:value="0.025">
            <text:p>0,03</text:p>
          </table:table-cell>
          <table:table-cell table:style-name="ce7" table:formula="of:= [.K9] / [.AH9]" office:value-type="float" office:value="0.0222222222222222">
            <text:p>0,02</text:p>
          </table:table-cell>
          <table:table-cell table:style-name="ce7" table:number-columns-repeated="11"/>
          <table:table-cell table:number-columns-repeated="2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7" table:formula="of:= [.C10] / [.Z10]" office:value-type="float" office:value="0">
            <text:p>0,00</text:p>
          </table:table-cell>
          <table:table-cell table:style-name="ce7" table:formula="of:= [.D10] / [.AA10]" office:value-type="float" office:value="0.181818181818182">
            <text:p>0,18</text:p>
          </table:table-cell>
          <table:table-cell table:style-name="ce7" table:formula="of:= [.E10] / [.AB10]" office:value-type="float" office:value="0.109090909090909">
            <text:p>0,11</text:p>
          </table:table-cell>
          <table:table-cell table:style-name="ce7" table:formula="of:= [.F10] / [.AC10]" office:value-type="float" office:value="0.0909090909090909">
            <text:p>0,09</text:p>
          </table:table-cell>
          <table:table-cell table:style-name="ce7" table:formula="of:= [.G10] / [.AD10]" office:value-type="float" office:value="0.0818181818181818">
            <text:p>0,08</text:p>
          </table:table-cell>
          <table:table-cell table:style-name="ce7" table:formula="of:= [.H10] / [.AE10]" office:value-type="float" office:value="0.0735930735930736">
            <text:p>0,07</text:p>
          </table:table-cell>
          <table:table-cell table:style-name="ce7" table:formula="of:= [.I10] / [.AF10]" office:value-type="float" office:value="0.0584415584415584">
            <text:p>0,06</text:p>
          </table:table-cell>
          <table:table-cell table:style-name="ce7" table:formula="of:= [.J10] / [.AG10]" office:value-type="float" office:value="0.0424242424242424">
            <text:p>0,04</text:p>
          </table:table-cell>
          <table:table-cell table:style-name="ce7" table:formula="of:= [.K10] / [.AH10]" office:value-type="float" office:value="0.0303030303030303">
            <text:p>0,03</text:p>
          </table:table-cell>
          <table:table-cell table:style-name="ce7" table:formula="of:= [.L10] / [.AI10]" office:value-type="float" office:value="0.0181818181818182">
            <text:p>0,02</text:p>
          </table:table-cell>
          <table:table-cell table:style-name="ce7" table:number-columns-repeated="10"/>
          <table:table-cell table:number-columns-repeated="2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7" table:formula="of:= [.C11] / [.Z11]" office:value-type="float" office:value="0">
            <text:p>0,00</text:p>
          </table:table-cell>
          <table:table-cell table:style-name="ce7" table:formula="of:= [.D11] / [.AA11]" office:value-type="float" office:value="0.166666666666667">
            <text:p>0,17</text:p>
          </table:table-cell>
          <table:table-cell table:style-name="ce7" table:formula="of:= [.E11] / [.AB11]" office:value-type="float" office:value="0.151515151515152">
            <text:p>0,15</text:p>
          </table:table-cell>
          <table:table-cell table:style-name="ce7" table:formula="of:= [.F11] / [.AC11]" office:value-type="float" office:value="0.127272727272727">
            <text:p>0,13</text:p>
          </table:table-cell>
          <table:table-cell table:style-name="ce7" table:formula="of:= [.G11] / [.AD11]" office:value-type="float" office:value="0.125252525252525">
            <text:p>0,13</text:p>
          </table:table-cell>
          <table:table-cell table:style-name="ce7" table:formula="of:= [.H11] / [.AE11]" office:value-type="float" office:value="0.118686868686869">
            <text:p>0,12</text:p>
          </table:table-cell>
          <table:table-cell table:style-name="ce7" table:formula="of:= [.I11] / [.AF11]" office:value-type="float" office:value="0.102813852813853">
            <text:p>0,10</text:p>
          </table:table-cell>
          <table:table-cell table:style-name="ce7" table:formula="of:= [.J11] / [.AG11]" office:value-type="float" office:value="0.077020202020202">
            <text:p>0,08</text:p>
          </table:table-cell>
          <table:table-cell table:style-name="ce7" table:formula="of:= [.K11] / [.AH11]" office:value-type="float" office:value="0.0505050505050505">
            <text:p>0,05</text:p>
          </table:table-cell>
          <table:table-cell table:style-name="ce7" table:formula="of:= [.L11] / [.AI11]" office:value-type="float" office:value="0.0318181818181818">
            <text:p>0,03</text:p>
          </table:table-cell>
          <table:table-cell table:style-name="ce7" table:formula="of:= [.M11] / [.AJ11]" office:value-type="float" office:value="0.0303030303030303">
            <text:p>0,03</text:p>
          </table:table-cell>
          <table:table-cell table:style-name="ce7" table:number-columns-repeated="9"/>
          <table:table-cell table:number-columns-repeated="2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7" table:formula="of:= [.C12] / [.Z12]" office:value-type="float" office:value="0">
            <text:p>0,00</text:p>
          </table:table-cell>
          <table:table-cell table:style-name="ce7" table:formula="of:= [.D12] / [.AA12]" office:value-type="float" office:value="0.307692307692308">
            <text:p>0,31</text:p>
          </table:table-cell>
          <table:table-cell table:style-name="ce7" table:formula="of:= [.E12] / [.AB12]" office:value-type="float" office:value="0.205128205128205">
            <text:p>0,21</text:p>
          </table:table-cell>
          <table:table-cell table:style-name="ce7" table:formula="of:= [.F12] / [.AC12]" office:value-type="float" office:value="0.185314685314685">
            <text:p>0,19</text:p>
          </table:table-cell>
          <table:table-cell table:style-name="ce7" table:formula="of:= [.G12] / [.AD12]" office:value-type="float" office:value="0.187412587412587">
            <text:p>0,19</text:p>
          </table:table-cell>
          <table:table-cell table:style-name="ce7" table:formula="of:= [.H12] / [.AE12]" office:value-type="float" office:value="0.195027195027195">
            <text:p>0,20</text:p>
          </table:table-cell>
          <table:table-cell table:style-name="ce7" table:formula="of:= [.I12] / [.AF12]" office:value-type="float" office:value="0.188811188811189">
            <text:p>0,19</text:p>
          </table:table-cell>
          <table:table-cell table:style-name="ce7" table:formula="of:= [.J12] / [.AG12]" office:value-type="float" office:value="0.156759906759907">
            <text:p>0,16</text:p>
          </table:table-cell>
          <table:table-cell table:style-name="ce7" table:formula="of:= [.K12] / [.AH12]" office:value-type="float" office:value="0.106449106449106">
            <text:p>0,11</text:p>
          </table:table-cell>
          <table:table-cell table:style-name="ce7" table:formula="of:= [.L12] / [.AI12]" office:value-type="float" office:value="0.0629370629370629">
            <text:p>0,06</text:p>
          </table:table-cell>
          <table:table-cell table:style-name="ce7" table:formula="of:= [.M12] / [.AJ12]" office:value-type="float" office:value="0.034965034965035">
            <text:p>0,03</text:p>
          </table:table-cell>
          <table:table-cell table:style-name="ce7" table:formula="of:= [.N12] / [.AK12]" office:value-type="float" office:value="0.0256410256410256">
            <text:p>0,03</text:p>
          </table:table-cell>
          <table:table-cell table:style-name="ce7" table:number-columns-repeated="8"/>
          <table:table-cell table:number-columns-repeated="2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7" table:formula="of:= [.C13] / [.Z13]" office:value-type="float" office:value="1">
            <text:p>1,00</text:p>
          </table:table-cell>
          <table:table-cell table:style-name="ce7" table:formula="of:= [.D13] / [.AA13]" office:value-type="float" office:value="0.357142857142857">
            <text:p>0,36</text:p>
          </table:table-cell>
          <table:table-cell table:style-name="ce7" table:formula="of:= [.E13] / [.AB13]" office:value-type="float" office:value="0.274725274725275">
            <text:p>0,27</text:p>
          </table:table-cell>
          <table:table-cell table:style-name="ce7" table:formula="of:= [.F13] / [.AC13]" office:value-type="float" office:value="0.271978021978022">
            <text:p>0,27</text:p>
          </table:table-cell>
          <table:table-cell table:style-name="ce7" table:formula="of:= [.G13] / [.AD13]" office:value-type="float" office:value="0.286713286713287">
            <text:p>0,29</text:p>
          </table:table-cell>
          <table:table-cell table:style-name="ce7" table:formula="of:= [.H13] / [.AE13]" office:value-type="float" office:value="0.328171828171828">
            <text:p>0,33</text:p>
          </table:table-cell>
          <table:table-cell table:style-name="ce7" table:formula="of:= [.I13] / [.AF13]" office:value-type="float" office:value="0.353646353646354">
            <text:p>0,35</text:p>
          </table:table-cell>
          <table:table-cell table:style-name="ce7" table:formula="of:= [.J13] / [.AG13]" office:value-type="float" office:value="0.335081585081585">
            <text:p>0,34</text:p>
          </table:table-cell>
          <table:table-cell table:style-name="ce7" table:formula="of:= [.K13] / [.AH13]" office:value-type="float" office:value="0.256077256077256">
            <text:p>0,26</text:p>
          </table:table-cell>
          <table:table-cell table:style-name="ce7" table:formula="of:= [.L13] / [.AI13]" office:value-type="float" office:value="0.158841158841159">
            <text:p>0,16</text:p>
          </table:table-cell>
          <table:table-cell table:style-name="ce7" table:formula="of:= [.M13] / [.AJ13]" office:value-type="float" office:value="0.0829170829170829">
            <text:p>0,08</text:p>
          </table:table-cell>
          <table:table-cell table:style-name="ce7" table:formula="of:= [.N13] / [.AK13]" office:value-type="float" office:value="0.0412087912087912">
            <text:p>0,04</text:p>
          </table:table-cell>
          <table:table-cell table:style-name="ce7" table:formula="of:= [.O13] / [.AL13]" office:value-type="float" office:value="0.032967032967033">
            <text:p>0,03</text:p>
          </table:table-cell>
          <table:table-cell table:style-name="ce7" table:number-columns-repeated="7"/>
          <table:table-cell table:number-columns-repeated="2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7" table:formula="of:= [.C14] / [.Z14]" office:value-type="float" office:value="0">
            <text:p>0,00</text:p>
          </table:table-cell>
          <table:table-cell table:style-name="ce7" table:formula="of:= [.D14] / [.AA14]" office:value-type="float" office:value="0.466666666666667">
            <text:p>0,47</text:p>
          </table:table-cell>
          <table:table-cell table:style-name="ce7" table:formula="of:= [.E14] / [.AB14]" office:value-type="float" office:value="0.40952380952381">
            <text:p>0,41</text:p>
          </table:table-cell>
          <table:table-cell table:style-name="ce7" table:formula="of:= [.F14] / [.AC14]" office:value-type="float" office:value="0.389010989010989">
            <text:p>0,39</text:p>
          </table:table-cell>
          <table:table-cell table:style-name="ce7" table:formula="of:= [.G14] / [.AD14]" office:value-type="float" office:value="0.434432234432234">
            <text:p>0,43</text:p>
          </table:table-cell>
          <table:table-cell table:style-name="ce7" table:formula="of:= [.H14] / [.AE14]" office:value-type="float" office:value="0.545121545121545">
            <text:p>0,55</text:p>
          </table:table-cell>
          <table:table-cell table:style-name="ce7" table:formula="of:= [.I14] / [.AF14]" office:value-type="float" office:value="0.658541458541458">
            <text:p>0,66</text:p>
          </table:table-cell>
          <table:table-cell table:style-name="ce7" table:formula="of:= [.J14] / [.AG14]" office:value-type="float" office:value="0.68982128982129">
            <text:p>0,69</text:p>
          </table:table-cell>
          <table:table-cell table:style-name="ce7" table:formula="of:= [.K14] / [.AH14]" office:value-type="float" office:value="0.597047397047397">
            <text:p>0,60</text:p>
          </table:table-cell>
          <table:table-cell table:style-name="ce7" table:formula="of:= [.L14] / [.AI14]" office:value-type="float" office:value="0.415384615384615">
            <text:p>0,42</text:p>
          </table:table-cell>
          <table:table-cell table:style-name="ce7" table:formula="of:= [.M14] / [.AJ14]" office:value-type="float" office:value="0.228438228438228">
            <text:p>0,23</text:p>
          </table:table-cell>
          <table:table-cell table:style-name="ce7" table:formula="of:= [.N14] / [.AK14]" office:value-type="float" office:value="0.105494505494506">
            <text:p>0,11</text:p>
          </table:table-cell>
          <table:table-cell table:style-name="ce7" table:formula="of:= [.O14] / [.AL14]" office:value-type="float" office:value="0.0505494505494506">
            <text:p>0,05</text:p>
          </table:table-cell>
          <table:table-cell table:style-name="ce7" table:formula="of:= [.P14] / [.AM14]" office:value-type="float" office:value="0.0285714285714286">
            <text:p>0,03</text:p>
          </table:table-cell>
          <table:table-cell table:style-name="ce7" table:number-columns-repeated="6"/>
          <table:table-cell table:number-columns-repeated="2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7" table:formula="of:= [.C15] / [.Z15]" office:value-type="float" office:value="1">
            <text:p>1,00</text:p>
          </table:table-cell>
          <table:table-cell table:style-name="ce7" table:formula="of:= [.D15] / [.AA15]" office:value-type="float" office:value="0.6875">
            <text:p>0,69</text:p>
          </table:table-cell>
          <table:table-cell table:style-name="ce7" table:formula="of:= [.E15] / [.AB15]" office:value-type="float" office:value="0.558333333333333">
            <text:p>0,56</text:p>
          </table:table-cell>
          <table:table-cell table:style-name="ce7" table:formula="of:= [.F15] / [.AC15]" office:value-type="float" office:value="0.544642857142857">
            <text:p>0,54</text:p>
          </table:table-cell>
          <table:table-cell table:style-name="ce7" table:formula="of:= [.G15] / [.AD15]" office:value-type="float" office:value="0.636263736263736">
            <text:p>0,64</text:p>
          </table:table-cell>
          <table:table-cell table:style-name="ce7" table:formula="of:= [.H15] / [.AE15]" office:value-type="float" office:value="0.859661172161172">
            <text:p>0,86</text:p>
          </table:table-cell>
          <table:table-cell table:style-name="ce7" table:formula="of:= [.I15] / [.AF15]" office:value-type="float" office:value="1.15996503496504">
            <text:p>1,16</text:p>
          </table:table-cell>
          <table:table-cell table:style-name="ce7" table:formula="of:= [.J15] / [.AG15]" office:value-type="float" office:value="1.3597027972028">
            <text:p>1,36</text:p>
          </table:table-cell>
          <table:table-cell table:style-name="ce7" table:formula="of:= [.K15] / [.AH15]" office:value-type="float" office:value="1.32820512820513">
            <text:p>1,33</text:p>
          </table:table-cell>
          <table:table-cell table:style-name="ce7" table:formula="of:= [.L15] / [.AI15]" office:value-type="float" office:value="1.06652097902098">
            <text:p>1,07</text:p>
          </table:table-cell>
          <table:table-cell table:style-name="ce7" table:formula="of:= [.M15] / [.AJ15]" office:value-type="float" office:value="0.675324675324675">
            <text:p>0,68</text:p>
          </table:table-cell>
          <table:table-cell table:style-name="ce7" table:formula="of:= [.N15] / [.AK15]" office:value-type="float" office:value="0.335393772893773">
            <text:p>0,34</text:p>
          </table:table-cell>
          <table:table-cell table:style-name="ce7" table:formula="of:= [.O15] / [.AL15]" office:value-type="float" office:value="0.13956043956044">
            <text:p>0,14</text:p>
          </table:table-cell>
          <table:table-cell table:style-name="ce7" table:formula="of:= [.P15] / [.AM15]" office:value-type="float" office:value="0.0607142857142857">
            <text:p>0,06</text:p>
          </table:table-cell>
          <table:table-cell table:style-name="ce7" table:formula="of:= [.Q15] / [.AN15]" office:value-type="float" office:value="0.0333333333333333">
            <text:p>0,03</text:p>
          </table:table-cell>
          <table:table-cell table:style-name="ce7" table:number-columns-repeated="5"/>
          <table:table-cell table:number-columns-repeated="2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7" table:formula="of:= [.C16] / [.Z16]" office:value-type="float" office:value="1">
            <text:p>1,00</text:p>
          </table:table-cell>
          <table:table-cell table:style-name="ce7" table:formula="of:= [.D16] / [.AA16]" office:value-type="float" office:value="0.882352941176471">
            <text:p>0,88</text:p>
          </table:table-cell>
          <table:table-cell table:style-name="ce7" table:formula="of:= [.E16] / [.AB16]" office:value-type="float" office:value="0.801470588235294">
            <text:p>0,80</text:p>
          </table:table-cell>
          <table:table-cell table:style-name="ce7" table:formula="of:= [.F16] / [.AC16]" office:value-type="float" office:value="0.783823529411765">
            <text:p>0,78</text:p>
          </table:table-cell>
          <table:table-cell table:style-name="ce7" table:formula="of:= [.G16] / [.AD16]" office:value-type="float" office:value="0.930252100840336">
            <text:p>0,93</text:p>
          </table:table-cell>
          <table:table-cell table:style-name="ce7" table:formula="of:= [.H16] / [.AE16]" office:value-type="float" office:value="0">
            <text:p>0,00</text:p>
          </table:table-cell>
          <table:table-cell table:style-name="ce7" table:formula="of:= [.I16] / [.AF16]" office:value-type="float" office:value="0">
            <text:p>0,00</text:p>
          </table:table-cell>
          <table:table-cell table:style-name="ce7" table:formula="of:= [.J16] / [.AG16]" office:value-type="float" office:value="0">
            <text:p>0,00</text:p>
          </table:table-cell>
          <table:table-cell table:style-name="ce7" table:formula="of:= [.K16] / [.AH16]" office:value-type="float" office:value="0">
            <text:p>0,00</text:p>
          </table:table-cell>
          <table:table-cell table:style-name="ce7" table:formula="of:= [.L16] / [.AI16]" office:value-type="float" office:value="0">
            <text:p>0,00</text:p>
          </table:table-cell>
          <table:table-cell table:style-name="ce7" table:formula="of:= [.M16] / [.AJ16]" office:value-type="float" office:value="0">
            <text:p>0,00</text:p>
          </table:table-cell>
          <table:table-cell table:style-name="ce7" table:formula="of:= [.N16] / [.AK16]" office:value-type="float" office:value="0">
            <text:p>0,00</text:p>
          </table:table-cell>
          <table:table-cell table:style-name="ce7" table:formula="of:= [.O16] / [.AL16]" office:value-type="float" office:value="0">
            <text:p>0,00</text:p>
          </table:table-cell>
          <table:table-cell table:style-name="ce7" table:formula="of:= [.P16] / [.AM16]" office:value-type="float" office:value="0">
            <text:p>0,00</text:p>
          </table:table-cell>
          <table:table-cell table:style-name="ce7" table:formula="of:= [.Q16] / [.AN16]" office:value-type="float" office:value="0">
            <text:p>0,00</text:p>
          </table:table-cell>
          <table:table-cell table:style-name="ce7" table:formula="of:= [.R16] / [.AO16]" office:value-type="float" office:value="0">
            <text:p>0,00</text:p>
          </table:table-cell>
          <table:table-cell table:style-name="ce7" table:number-columns-repeated="4"/>
          <table:table-cell table:number-columns-repeated="2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7" table:formula="of:= [.C17] / [.Z17]" office:value-type="float" office:value="0">
            <text:p>0,00</text:p>
          </table:table-cell>
          <table:table-cell table:style-name="ce7" table:formula="of:= [.D17] / [.AA17]" office:value-type="float" office:value="0">
            <text:p>0,00</text:p>
          </table:table-cell>
          <table:table-cell table:style-name="ce7" table:formula="of:= [.E17] / [.AB17]" office:value-type="float" office:value="0">
            <text:p>0,00</text:p>
          </table:table-cell>
          <table:table-cell table:style-name="ce7" table:formula="of:= [.F17] / [.AC17]" office:value-type="float" office:value="0">
            <text:p>0,00</text:p>
          </table:table-cell>
          <table:table-cell table:style-name="ce7" table:formula="of:= [.G17] / [.AD17]" office:value-type="float" office:value="0">
            <text:p>0,00</text:p>
          </table:table-cell>
          <table:table-cell table:style-name="ce7" table:formula="of:= [.H17] / [.AE17]" office:value-type="float" office:value="0">
            <text:p>0,00</text:p>
          </table:table-cell>
          <table:table-cell table:style-name="ce7" table:formula="of:= [.I17] / [.AF17]" office:value-type="float" office:value="0">
            <text:p>0,00</text:p>
          </table:table-cell>
          <table:table-cell table:style-name="ce7" table:formula="of:= [.J17] / [.AG17]" office:value-type="float" office:value="0">
            <text:p>0,00</text:p>
          </table:table-cell>
          <table:table-cell table:style-name="ce7" table:formula="of:= [.K17] / [.AH17]" office:value-type="float" office:value="0">
            <text:p>0,00</text:p>
          </table:table-cell>
          <table:table-cell table:style-name="ce7" table:formula="of:= [.L17] / [.AI17]" office:value-type="float" office:value="0">
            <text:p>0,00</text:p>
          </table:table-cell>
          <table:table-cell table:style-name="ce7" table:formula="of:= [.M17] / [.AJ17]" office:value-type="float" office:value="0">
            <text:p>0,00</text:p>
          </table:table-cell>
          <table:table-cell table:style-name="ce7" table:formula="of:= [.N17] / [.AK17]" office:value-type="float" office:value="0">
            <text:p>0,00</text:p>
          </table:table-cell>
          <table:table-cell table:style-name="ce7" table:formula="of:= [.O17] / [.AL17]" office:value-type="float" office:value="0">
            <text:p>0,00</text:p>
          </table:table-cell>
          <table:table-cell table:style-name="ce7" table:formula="of:= [.P17] / [.AM17]" office:value-type="float" office:value="0">
            <text:p>0,00</text:p>
          </table:table-cell>
          <table:table-cell table:style-name="ce7" table:formula="of:= [.Q17] / [.AN17]" office:value-type="float" office:value="0">
            <text:p>0,00</text:p>
          </table:table-cell>
          <table:table-cell table:style-name="ce7" table:formula="of:= [.R17] / [.AO17]" office:value-type="float" office:value="0">
            <text:p>0,00</text:p>
          </table:table-cell>
          <table:table-cell table:style-name="ce7" table:formula="of:= [.S17] / [.AP17]" office:value-type="float" office:value="0">
            <text:p>0,00</text:p>
          </table:table-cell>
          <table:table-cell table:style-name="ce7" table:number-columns-repeated="3"/>
          <table:table-cell table:number-columns-repeated="2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7" table:formula="of:= [.C18] / [.Z18]" office:value-type="float" office:value="0">
            <text:p>0,00</text:p>
          </table:table-cell>
          <table:table-cell table:style-name="ce7" table:formula="of:= [.D18] / [.AA18]" office:value-type="float" office:value="0">
            <text:p>0,00</text:p>
          </table:table-cell>
          <table:table-cell table:style-name="ce7" table:formula="of:= [.E18] / [.AB18]" office:value-type="float" office:value="0">
            <text:p>0,00</text:p>
          </table:table-cell>
          <table:table-cell table:style-name="ce7" table:formula="of:= [.F18] / [.AC18]" office:value-type="float" office:value="0">
            <text:p>0,00</text:p>
          </table:table-cell>
          <table:table-cell table:style-name="ce7" table:formula="of:= [.G18] / [.AD18]" office:value-type="float" office:value="0">
            <text:p>0,00</text:p>
          </table:table-cell>
          <table:table-cell table:style-name="ce7" table:formula="of:= [.H18] / [.AE18]" office:value-type="float" office:value="0">
            <text:p>0,00</text:p>
          </table:table-cell>
          <table:table-cell table:style-name="ce7" table:formula="of:= [.I18] / [.AF18]" office:value-type="float" office:value="0">
            <text:p>0,00</text:p>
          </table:table-cell>
          <table:table-cell table:style-name="ce7" table:formula="of:= [.J18] / [.AG18]" office:value-type="float" office:value="0">
            <text:p>0,00</text:p>
          </table:table-cell>
          <table:table-cell table:style-name="ce7" table:formula="of:= [.K18] / [.AH18]" office:value-type="float" office:value="0">
            <text:p>0,00</text:p>
          </table:table-cell>
          <table:table-cell table:style-name="ce7" table:formula="of:= [.L18] / [.AI18]" office:value-type="float" office:value="0">
            <text:p>0,00</text:p>
          </table:table-cell>
          <table:table-cell table:style-name="ce7" table:formula="of:= [.M18] / [.AJ18]" office:value-type="float" office:value="0">
            <text:p>0,00</text:p>
          </table:table-cell>
          <table:table-cell table:style-name="ce7" table:formula="of:= [.N18] / [.AK18]" office:value-type="float" office:value="0">
            <text:p>0,00</text:p>
          </table:table-cell>
          <table:table-cell table:style-name="ce7" table:formula="of:= [.O18] / [.AL18]" office:value-type="float" office:value="0">
            <text:p>0,00</text:p>
          </table:table-cell>
          <table:table-cell table:style-name="ce7" table:formula="of:= [.P18] / [.AM18]" office:value-type="float" office:value="0">
            <text:p>0,00</text:p>
          </table:table-cell>
          <table:table-cell table:style-name="ce7" table:formula="of:= [.Q18] / [.AN18]" office:value-type="float" office:value="0">
            <text:p>0,00</text:p>
          </table:table-cell>
          <table:table-cell table:style-name="ce7" table:formula="of:= [.R18] / [.AO18]" office:value-type="float" office:value="0">
            <text:p>0,00</text:p>
          </table:table-cell>
          <table:table-cell table:style-name="ce7" table:formula="of:= [.S18] / [.AP18]" office:value-type="float" office:value="0">
            <text:p>0,00</text:p>
          </table:table-cell>
          <table:table-cell table:style-name="ce7" table:formula="of:= [.T18] / [.AQ18]" office:value-type="float" office:value="0">
            <text:p>0,00</text:p>
          </table:table-cell>
          <table:table-cell table:style-name="ce7" table:number-columns-repeated="2"/>
          <table:table-cell table:number-columns-repeated="2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7" table:formula="of:= [.C19] / [.Z19]" office:value-type="float" office:value="0">
            <text:p>0,00</text:p>
          </table:table-cell>
          <table:table-cell table:style-name="ce7" table:formula="of:= [.D19] / [.AA19]" office:value-type="float" office:value="0">
            <text:p>0,00</text:p>
          </table:table-cell>
          <table:table-cell table:style-name="ce7" table:formula="of:= [.E19] / [.AB19]" office:value-type="float" office:value="0">
            <text:p>0,00</text:p>
          </table:table-cell>
          <table:table-cell table:style-name="ce7" table:formula="of:= [.F19] / [.AC19]" office:value-type="float" office:value="0">
            <text:p>0,00</text:p>
          </table:table-cell>
          <table:table-cell table:style-name="ce7" table:formula="of:= [.G19] / [.AD19]" office:value-type="float" office:value="0">
            <text:p>0,00</text:p>
          </table:table-cell>
          <table:table-cell table:style-name="ce7" table:formula="of:= [.H19] / [.AE19]" office:value-type="float" office:value="0">
            <text:p>0,00</text:p>
          </table:table-cell>
          <table:table-cell table:style-name="ce7" table:formula="of:= [.I19] / [.AF19]" office:value-type="float" office:value="0">
            <text:p>0,00</text:p>
          </table:table-cell>
          <table:table-cell table:style-name="ce7" table:formula="of:= [.J19] / [.AG19]" office:value-type="float" office:value="0">
            <text:p>0,00</text:p>
          </table:table-cell>
          <table:table-cell table:style-name="ce7" table:formula="of:= [.K19] / [.AH19]" office:value-type="float" office:value="0">
            <text:p>0,00</text:p>
          </table:table-cell>
          <table:table-cell table:style-name="ce7" table:formula="of:= [.L19] / [.AI19]" office:value-type="float" office:value="0">
            <text:p>0,00</text:p>
          </table:table-cell>
          <table:table-cell table:style-name="ce7" table:formula="of:= [.M19] / [.AJ19]" office:value-type="float" office:value="0">
            <text:p>0,00</text:p>
          </table:table-cell>
          <table:table-cell table:style-name="ce7" table:formula="of:= [.N19] / [.AK19]" office:value-type="float" office:value="0">
            <text:p>0,00</text:p>
          </table:table-cell>
          <table:table-cell table:style-name="ce7" table:formula="of:= [.O19] / [.AL19]" office:value-type="float" office:value="0">
            <text:p>0,00</text:p>
          </table:table-cell>
          <table:table-cell table:style-name="ce7" table:formula="of:= [.P19] / [.AM19]" office:value-type="float" office:value="0">
            <text:p>0,00</text:p>
          </table:table-cell>
          <table:table-cell table:style-name="ce7" table:formula="of:= [.Q19] / [.AN19]" office:value-type="float" office:value="0">
            <text:p>0,00</text:p>
          </table:table-cell>
          <table:table-cell table:style-name="ce7" table:formula="of:= [.R19] / [.AO19]" office:value-type="float" office:value="0">
            <text:p>0,00</text:p>
          </table:table-cell>
          <table:table-cell table:style-name="ce7" table:formula="of:= [.S19] / [.AP19]" office:value-type="float" office:value="0">
            <text:p>0,00</text:p>
          </table:table-cell>
          <table:table-cell table:style-name="ce7" table:formula="of:= [.T19] / [.AQ19]" office:value-type="float" office:value="0">
            <text:p>0,00</text:p>
          </table:table-cell>
          <table:table-cell table:style-name="ce7" table:formula="of:= [.U19] / [.AR19]" office:value-type="float" office:value="0">
            <text:p>0,00</text:p>
          </table:table-cell>
          <table:table-cell table:style-name="ce7"/>
          <table:table-cell table:number-columns-repeated="2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7" table:formula="of:= [.C20] / [.Z20]" office:value-type="float" office:value="0">
            <text:p>0,00</text:p>
          </table:table-cell>
          <table:table-cell table:style-name="ce7" table:formula="of:= [.D20] / [.AA20]" office:value-type="float" office:value="0">
            <text:p>0,00</text:p>
          </table:table-cell>
          <table:table-cell table:style-name="ce7" table:formula="of:= [.E20] / [.AB20]" office:value-type="float" office:value="0">
            <text:p>0,00</text:p>
          </table:table-cell>
          <table:table-cell table:style-name="ce7" table:formula="of:= [.F20] / [.AC20]" office:value-type="float" office:value="0">
            <text:p>0,00</text:p>
          </table:table-cell>
          <table:table-cell table:style-name="ce7" table:formula="of:= [.G20] / [.AD20]" office:value-type="float" office:value="0">
            <text:p>0,00</text:p>
          </table:table-cell>
          <table:table-cell table:style-name="ce7" table:formula="of:= [.H20] / [.AE20]" office:value-type="float" office:value="0">
            <text:p>0,00</text:p>
          </table:table-cell>
          <table:table-cell table:style-name="ce7" table:formula="of:= [.I20] / [.AF20]" office:value-type="float" office:value="0">
            <text:p>0,00</text:p>
          </table:table-cell>
          <table:table-cell table:style-name="ce7" table:formula="of:= [.J20] / [.AG20]" office:value-type="float" office:value="0">
            <text:p>0,00</text:p>
          </table:table-cell>
          <table:table-cell table:style-name="ce7" table:formula="of:= [.K20] / [.AH20]" office:value-type="float" office:value="0">
            <text:p>0,00</text:p>
          </table:table-cell>
          <table:table-cell table:style-name="ce7" table:formula="of:= [.L20] / [.AI20]" office:value-type="float" office:value="0">
            <text:p>0,00</text:p>
          </table:table-cell>
          <table:table-cell table:style-name="ce7" table:formula="of:= [.M20] / [.AJ20]" office:value-type="float" office:value="0">
            <text:p>0,00</text:p>
          </table:table-cell>
          <table:table-cell table:style-name="ce7" table:formula="of:= [.N20] / [.AK20]" office:value-type="float" office:value="0">
            <text:p>0,00</text:p>
          </table:table-cell>
          <table:table-cell table:style-name="ce7" table:formula="of:= [.O20] / [.AL20]" office:value-type="float" office:value="0">
            <text:p>0,00</text:p>
          </table:table-cell>
          <table:table-cell table:style-name="ce7" table:formula="of:= [.P20] / [.AM20]" office:value-type="float" office:value="0">
            <text:p>0,00</text:p>
          </table:table-cell>
          <table:table-cell table:style-name="ce7" table:formula="of:= [.Q20] / [.AN20]" office:value-type="float" office:value="0">
            <text:p>0,00</text:p>
          </table:table-cell>
          <table:table-cell table:style-name="ce7" table:formula="of:= [.R20] / [.AO20]" office:value-type="float" office:value="0">
            <text:p>0,00</text:p>
          </table:table-cell>
          <table:table-cell table:style-name="ce7" table:formula="of:= [.S20] / [.AP20]" office:value-type="float" office:value="0">
            <text:p>0,00</text:p>
          </table:table-cell>
          <table:table-cell table:style-name="ce7" table:formula="of:= [.T20] / [.AQ20]" office:value-type="float" office:value="0">
            <text:p>0,00</text:p>
          </table:table-cell>
          <table:table-cell table:style-name="ce7" table:formula="of:= [.U20] / [.AR20]" office:value-type="float" office:value="0">
            <text:p>0,00</text:p>
          </table:table-cell>
          <table:table-cell table:style-name="ce7" table:formula="of:= [.V20] / [.AS20]" office:value-type="float" office:value="0">
            <text:p>0,00</text:p>
          </table:table-cell>
          <table:table-cell table:number-columns-repeated="23"/>
        </table:table-row>
        <table:table-row table:style-name="ro1" table:number-rows-repeated="1048532">
          <table:table-cell table:number-columns-repeated="45"/>
        </table:table-row>
        <table:table-row table:style-name="ro1">
          <table:table-cell table:number-columns-repeated="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seconds number:style="long"/>
    </number:time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11.05.2011</text:date>, <text:time>13:3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5-11T13:35:58</dc:date>
    <meta:editing-duration>PT01H53M15S</meta:editing-duration>
    <meta:editing-cycles>4</meta:editing-cycles>
    <dc:creator>hampe </dc:creator>
    <meta:document-statistic meta:table-count="1" meta:cell-count="753" meta:object-count="0"/>
  </office:meta>
</office:document-meta>
</file>